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style:font-name="David CLM" officeooo:rsid="03cef24e" officeooo:paragraph-rsid="03cef24e" style:font-name-complex="David CLM"/>
    </style:style>
    <style:style style:name="P4" style:family="paragraph" style:parent-style-name="Text_20_body">
      <style:text-properties style:font-name="David CLM" officeooo:rsid="03d5b0c9" officeooo:paragraph-rsid="03d5b0c9" style:font-name-complex="David CLM"/>
    </style:style>
    <style:style style:name="P5" style:family="paragraph" style:parent-style-name="Text_20_body">
      <style:text-properties style:font-name="David CLM" officeooo:rsid="03d9e51c" officeooo:paragraph-rsid="03d9e51c" style:font-name-complex="David CLM"/>
    </style:style>
    <style:style style:name="P6" style:family="paragraph" style:parent-style-name="Text_20_body">
      <style:text-properties style:font-name="David CLM" officeooo:rsid="03de516c" officeooo:paragraph-rsid="03dec234" style:font-name-complex="David CLM"/>
    </style:style>
    <style:style style:name="P7" style:family="paragraph" style:parent-style-name="Text_20_body">
      <style:text-properties style:font-name="David CLM" officeooo:rsid="03dbf5ec" officeooo:paragraph-rsid="03dec234" style:font-name-complex="David CLM"/>
    </style:style>
    <style:style style:name="P8" style:family="paragraph" style:parent-style-name="Text_20_body">
      <style:text-properties style:font-name="David CLM" officeooo:rsid="03e0f9b8" officeooo:paragraph-rsid="042257ad" style:font-name-complex="David CLM"/>
    </style:style>
    <style:style style:name="P9" style:family="paragraph" style:parent-style-name="Text_20_body">
      <style:text-properties style:font-name="David CLM" officeooo:rsid="03e0f9b8" officeooo:paragraph-rsid="06152678" style:font-name-complex="David CLM"/>
    </style:style>
    <style:style style:name="P10" style:family="paragraph" style:parent-style-name="Text_20_body">
      <style:text-properties style:font-name="David CLM" officeooo:rsid="03e8f913" officeooo:paragraph-rsid="03eb0a9e" style:font-name-complex="David CLM"/>
    </style:style>
    <style:style style:name="P11" style:family="paragraph" style:parent-style-name="Text_20_body">
      <style:text-properties style:font-name="David CLM" officeooo:rsid="03f795a0" officeooo:paragraph-rsid="03f795a0" style:font-name-complex="David CLM"/>
    </style:style>
    <style:style style:name="P12" style:family="paragraph" style:parent-style-name="Text_20_body">
      <style:text-properties style:font-name="David CLM" officeooo:rsid="03f9f5ef" officeooo:paragraph-rsid="0438cb8c" style:font-name-complex="David CLM"/>
    </style:style>
    <style:style style:name="P13" style:family="paragraph" style:parent-style-name="Text_20_body">
      <style:text-properties style:font-name="David CLM" officeooo:rsid="03f9f5ef" officeooo:paragraph-rsid="0463f0ef" style:font-name-complex="David CLM"/>
    </style:style>
    <style:style style:name="P14" style:family="paragraph" style:parent-style-name="Text_20_body">
      <style:text-properties style:font-name="David CLM" officeooo:rsid="0451dc0a" officeooo:paragraph-rsid="0451dc0a" style:font-name-complex="David CLM"/>
    </style:style>
    <style:style style:name="P15" style:family="paragraph" style:parent-style-name="Text_20_body">
      <style:text-properties style:font-name="David CLM" officeooo:rsid="0451dc0a" officeooo:paragraph-rsid="0485805d" style:font-name-complex="David CLM"/>
    </style:style>
    <style:style style:name="P16" style:family="paragraph" style:parent-style-name="Text_20_body">
      <style:text-properties style:font-name="David CLM" officeooo:rsid="06063641" officeooo:paragraph-rsid="06063641" style:font-name-complex="David CLM"/>
    </style:style>
    <style:style style:name="P17" style:family="paragraph" style:parent-style-name="Text_20_body">
      <style:text-properties style:font-name="David CLM" fo:font-weight="normal" officeooo:rsid="03ef98ca" officeooo:paragraph-rsid="03ef98ca" style:font-weight-asian="normal" style:font-name-complex="David CLM" style:font-weight-complex="normal"/>
    </style:style>
    <style:style style:name="P18" style:family="paragraph" style:parent-style-name="Text_20_body">
      <style:text-properties officeooo:paragraph-rsid="046f208a"/>
    </style:style>
    <style:style style:name="P19" style:family="paragraph" style:parent-style-name="Text_20_body">
      <style:paragraph-properties fo:text-align="end" style:justify-single-word="false" style:writing-mode="rl-tb"/>
      <style:text-properties style:font-name="David CLM" officeooo:rsid="04602a4b" officeooo:paragraph-rsid="047884b4" style:font-name-complex="David CLM"/>
    </style:style>
    <style:style style:name="P20" style:family="paragraph" style:parent-style-name="Text_20_body">
      <style:paragraph-properties fo:text-align="end" style:justify-single-word="false" style:writing-mode="rl-tb"/>
      <style:text-properties style:font-name="David CLM" officeooo:rsid="04602a4b" officeooo:paragraph-rsid="056e6949" style:font-name-complex="David CLM"/>
    </style:style>
    <style:style style:name="P21" style:family="paragraph" style:parent-style-name="Text_20_body">
      <style:paragraph-properties fo:text-align="end" style:justify-single-word="false" style:writing-mode="rl-tb"/>
      <style:text-properties style:font-name="David CLM" officeooo:rsid="056e6949" officeooo:paragraph-rsid="056e6949" style:font-name-complex="David CLM"/>
    </style:style>
    <style:style style:name="P22" style:family="paragraph" style:parent-style-name="Text_20_body">
      <style:paragraph-properties fo:text-align="end" style:justify-single-word="false" style:writing-mode="rl-tb"/>
      <style:text-properties style:font-name="David CLM" officeooo:rsid="052ac6a9" officeooo:paragraph-rsid="056e6949" style:font-name-complex="David CLM"/>
    </style:style>
    <style:style style:name="P23" style:family="paragraph" style:parent-style-name="Text_20_body">
      <style:paragraph-properties fo:text-align="end" style:justify-single-word="false" style:writing-mode="rl-tb"/>
      <style:text-properties style:font-name="David CLM" officeooo:rsid="051927c2" officeooo:paragraph-rsid="05d030f5" style:font-name-complex="David CLM"/>
    </style:style>
    <style:style style:name="P24" style:family="paragraph" style:parent-style-name="Text_20_body">
      <style:paragraph-properties fo:text-align="end" style:justify-single-word="false" style:writing-mode="rl-tb"/>
      <style:text-properties style:font-name="David CLM" officeooo:rsid="05f6eea4" officeooo:paragraph-rsid="05f6eea4" style:font-name-complex="David CLM"/>
    </style:style>
    <style:style style:name="P25" style:family="paragraph" style:parent-style-name="Text_20_body">
      <style:paragraph-properties fo:text-align="end" style:justify-single-word="false" style:writing-mode="rl-tb"/>
      <style:text-properties style:font-name="David CLM" officeooo:rsid="045c373e" officeooo:paragraph-rsid="04c0d0a7" style:font-name-complex="David CLM"/>
    </style:style>
    <style:style style:name="P26" style:family="paragraph" style:parent-style-name="Heading_20_2">
      <style:paragraph-properties fo:text-align="end" style:justify-single-word="false" style:writing-mode="rl-tb"/>
      <style:text-properties style:font-name="David CLM" officeooo:rsid="046f208a" officeooo:paragraph-rsid="046f208a" style:font-name-complex="David CLM"/>
    </style:style>
    <style:style style:name="P27" style:family="paragraph" style:parent-style-name="Default">
      <style:paragraph-properties fo:text-align="end" style:justify-single-word="false" style:writing-mode="rl-tb"/>
      <style:text-properties style:font-name="David CLM" officeooo:rsid="0452b626" officeooo:paragraph-rsid="0452b626" style:font-name-complex="David CLM"/>
    </style:style>
    <style:style style:name="P28" style:family="paragraph" style:parent-style-name="Default">
      <style:paragraph-properties fo:text-align="end" style:justify-single-word="false" style:writing-mode="rl-tb"/>
      <style:text-properties style:font-name="David CLM" officeooo:rsid="0452b626" officeooo:paragraph-rsid="05d030f5" style:font-name-complex="David CLM"/>
    </style:style>
    <style:style style:name="P29" style:family="paragraph" style:parent-style-name="Default">
      <style:paragraph-properties fo:text-align="end" style:justify-single-word="false" style:writing-mode="rl-tb"/>
      <style:text-properties style:font-name="David CLM" officeooo:rsid="05a44986" officeooo:paragraph-rsid="05b113c1" style:font-name-complex="David CLM"/>
    </style:style>
    <style:style style:name="P30" style:family="paragraph" style:parent-style-name="Default">
      <style:paragraph-properties fo:text-align="end" style:justify-single-word="false" style:writing-mode="rl-tb"/>
      <style:text-properties style:font-name="David CLM" officeooo:rsid="05a44986" officeooo:paragraph-rsid="05d030f5" style:font-name-complex="David CLM"/>
    </style:style>
    <style:style style:name="P31" style:family="paragraph" style:parent-style-name="Default">
      <style:paragraph-properties fo:text-align="end" style:justify-single-word="false" style:writing-mode="rl-tb"/>
      <style:text-properties style:font-name="David CLM" officeooo:rsid="05a44986" officeooo:paragraph-rsid="05d24804" style:font-name-complex="David CLM"/>
    </style:style>
    <style:style style:name="P32" style:family="paragraph" style:parent-style-name="Default">
      <style:paragraph-properties fo:text-align="end" style:justify-single-word="false" style:writing-mode="rl-tb"/>
      <style:text-properties style:font-name="David CLM" officeooo:paragraph-rsid="05ca0adb" style:font-name-complex="David CLM"/>
    </style:style>
    <style:style style:name="P33" style:family="paragraph" style:parent-style-name="Default">
      <style:paragraph-properties fo:text-align="end" style:justify-single-word="false" style:writing-mode="rl-tb"/>
      <style:text-properties style:font-name="David CLM" officeooo:paragraph-rsid="05b7fbf9" style:font-name-complex="David CLM"/>
    </style:style>
    <style:style style:name="P34" style:family="paragraph" style:parent-style-name="Default">
      <style:paragraph-properties fo:text-align="end" style:justify-single-word="false" style:writing-mode="rl-tb"/>
      <style:text-properties style:font-name="David CLM" officeooo:paragraph-rsid="05e86a8f" style:font-name-complex="David CLM"/>
    </style:style>
    <style:style style:name="P35" style:family="paragraph" style:parent-style-name="Default">
      <style:paragraph-properties fo:text-align="end" style:justify-single-word="false" style:writing-mode="rl-tb"/>
      <style:text-properties style:font-name="David CLM" fo:font-size="12pt" fo:font-style="italic" officeooo:rsid="05d65447" officeooo:paragraph-rsid="05d65447" style:font-size-asian="10.5pt" style:font-style-asian="italic" style:font-name-complex="David CLM" style:font-size-complex="12pt" style:font-style-complex="italic"/>
    </style:style>
    <style:style style:name="P36" style:family="paragraph" style:parent-style-name="Default">
      <style:paragraph-properties fo:text-align="end" style:justify-single-word="false" style:writing-mode="rl-tb"/>
      <style:text-properties style:font-name="David CLM" fo:font-size="12pt" fo:font-style="normal" officeooo:rsid="05c41d78" officeooo:paragraph-rsid="05ca0adb" style:font-size-asian="12pt" style:font-style-asian="normal" style:font-name-complex="David CLM" style:font-size-complex="12pt" style:font-style-complex="normal"/>
    </style:style>
    <style:style style:name="P37" style:family="paragraph" style:parent-style-name="Default">
      <style:paragraph-properties fo:text-align="end" style:justify-single-word="false" style:writing-mode="rl-tb"/>
      <style:text-properties style:font-name="David CLM" fo:font-size="12pt" fo:font-style="normal" officeooo:rsid="05d65447" officeooo:paragraph-rsid="05d030f5" style:font-size-asian="10.5pt" style:font-style-asian="normal" style:font-name-complex="David CLM" style:font-size-complex="12pt" style:font-style-complex="normal"/>
    </style:style>
    <style:style style:name="P38" style:family="paragraph" style:parent-style-name="Default">
      <style:paragraph-properties fo:text-align="end" style:justify-single-word="false" style:writing-mode="rl-tb"/>
      <style:text-properties style:font-name="David CLM" fo:font-size="12pt" officeooo:rsid="05cf33f4" officeooo:paragraph-rsid="05ca0adb" style:font-size-asian="12pt" style:font-name-complex="David CLM" style:font-size-complex="12pt"/>
    </style:style>
    <style:style style:name="P39"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40"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5132017" style:font-name-complex="David CLM"/>
    </style:style>
    <style:style style:name="P41"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42"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43"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44"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45" style:family="paragraph" style:parent-style-name="Text_20_body">
      <style:paragraph-properties fo:margin-top="0.1965in" fo:margin-bottom="0in" loext:contextual-spacing="false" fo:text-align="end" style:justify-single-word="false" style:writing-mode="rl-tb"/>
      <style:text-properties style:font-name="David CLM" fo:font-style="italic" officeooo:rsid="03885f8c" officeooo:paragraph-rsid="038992e2" style:font-style-asian="italic" style:font-name-complex="David CLM" style:font-style-complex="italic"/>
    </style:style>
    <style:style style:name="P46" style:family="paragraph" style:parent-style-name="Text_20_body">
      <style:paragraph-properties fo:margin-top="0.1965in" fo:margin-bottom="0in" loext:contextual-spacing="false" fo:text-align="end" style:justify-single-word="false" style:writing-mode="rl-tb"/>
      <style:text-properties style:font-name="David CLM" fo:font-style="normal" officeooo:rsid="04349bb9" officeooo:paragraph-rsid="056b0a1d" style:font-style-asian="normal" style:font-name-complex="David CLM" style:font-style-complex="normal"/>
    </style:style>
    <style:style style:name="P47" style:family="paragraph" style:parent-style-name="Text_20_body">
      <style:paragraph-properties fo:margin-top="0in" fo:margin-bottom="0in" loext:contextual-spacing="false"/>
      <style:text-properties style:font-name="David CLM" fo:font-weight="normal" officeooo:rsid="0400c655" officeooo:paragraph-rsid="0400c655" style:font-weight-asian="normal" style:font-name-complex="David CLM" style:font-weight-complex="normal"/>
    </style:style>
    <style:style style:name="P48" style:family="paragraph" style:parent-style-name="Text_20_body">
      <style:paragraph-properties fo:margin-top="0in" fo:margin-bottom="0in" loext:contextual-spacing="false"/>
      <style:text-properties style:font-name="David CLM" fo:font-weight="normal" officeooo:rsid="0411c3ec" officeooo:paragraph-rsid="0404f380" style:font-weight-asian="normal" style:font-name-complex="David CLM" style:font-weight-complex="normal"/>
    </style:style>
    <style:style style:name="P49" style:family="paragraph" style:parent-style-name="Text_20_body">
      <style:paragraph-properties fo:margin-top="0in" fo:margin-bottom="0in" loext:contextual-spacing="false"/>
      <style:text-properties style:font-name="David CLM" officeooo:rsid="0411c3ec" officeooo:paragraph-rsid="0449e867" style:font-name-complex="David CLM"/>
    </style:style>
    <style:style style:name="P50" style:family="paragraph" style:parent-style-name="Text_20_body">
      <style:paragraph-properties fo:margin-top="0in" fo:margin-bottom="0in" loext:contextual-spacing="false"/>
      <style:text-properties style:font-name="David CLM" officeooo:rsid="0411c3ec" officeooo:paragraph-rsid="0411c3ec" style:font-name-complex="David CLM"/>
    </style:style>
    <style:style style:name="P51"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404f380" style:font-name-complex="David CLM"/>
    </style:style>
    <style:style style:name="P52"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style:font-name-complex="David CLM"/>
    </style:style>
    <style:style style:name="P53"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officeooo:rsid="044bca82" officeooo:paragraph-rsid="044bca82" style:font-name-complex="David CLM"/>
    </style:style>
    <style:style style:name="P54"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fo:font-size="36pt" style:font-size-asian="36pt" style:font-name-complex="David CLM"/>
    </style:style>
    <style:style style:name="P55" style:family="paragraph" style:parent-style-name="Heading_20_2">
      <style:text-properties officeooo:paragraph-rsid="0463f0ef"/>
    </style:style>
    <style:style style:name="P56" style:family="paragraph" style:parent-style-name="Heading_20_2">
      <style:text-properties officeooo:paragraph-rsid="0485805d"/>
    </style:style>
    <style:style style:name="P57" style:family="paragraph" style:parent-style-name="Heading_20_2">
      <style:text-properties officeooo:rsid="0485805d" officeooo:paragraph-rsid="0485805d"/>
    </style:style>
    <style:style style:name="P58" style:family="paragraph" style:parent-style-name="Heading_20_2">
      <style:text-properties officeooo:paragraph-rsid="060df3ee"/>
    </style:style>
    <style:style style:name="P59" style:family="paragraph" style:parent-style-name="Heading_20_2">
      <style:text-properties officeooo:rsid="060df3ee" officeooo:paragraph-rsid="060df3ee"/>
    </style:style>
    <style:style style:name="P60"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P61" style:family="paragraph" style:parent-style-name="Default" style:list-style-name="L4">
      <style:paragraph-properties fo:text-align="end" style:justify-single-word="false" style:writing-mode="rl-tb"/>
      <style:text-properties officeooo:paragraph-rsid="05e86a8f"/>
    </style:style>
    <style:style style:name="P62" style:family="paragraph" style:parent-style-name="Default" style:list-style-name="L4">
      <style:paragraph-properties fo:text-align="end" style:justify-single-word="false" style:writing-mode="rl-tb"/>
      <style:text-properties officeooo:rsid="05e9dc25" officeooo:paragraph-rsid="05ed4124"/>
    </style:style>
    <style:style style:name="P63" style:family="paragraph" style:parent-style-name="Default" style:list-style-name="L4">
      <style:paragraph-properties fo:text-align="end" style:justify-single-word="false" style:writing-mode="rl-tb"/>
      <style:text-properties fo:font-size="12pt" officeooo:rsid="05f21111" officeooo:paragraph-rsid="05f21111" style:font-size-asian="10.5pt" style:font-size-complex="12pt"/>
    </style:style>
    <style:style style:name="P64" style:family="paragraph" style:parent-style-name="Default" style:list-style-name="L4">
      <style:paragraph-properties fo:text-align="end" style:justify-single-word="false" style:writing-mode="rl-tb"/>
      <style:text-properties fo:font-size="12pt" officeooo:rsid="05f34fb8" officeooo:paragraph-rsid="05f34fb8" style:font-size-asian="10.5pt" style:font-size-complex="12pt"/>
    </style:style>
    <style:style style:name="P65" style:family="paragraph" style:parent-style-name="Default" style:list-style-name="L4">
      <style:paragraph-properties fo:text-align="end" style:justify-single-word="false" style:writing-mode="rl-tb"/>
      <style:text-properties fo:font-size="12pt" officeooo:rsid="05f4f5d3" officeooo:paragraph-rsid="05f4f5d3" style:font-size-asian="10.5pt" style:font-size-complex="12pt"/>
    </style:style>
    <style:style style:name="P66" style:family="paragraph" style:parent-style-name="Text_20_body" style:list-style-name="L1">
      <style:text-properties style:font-name="David CLM" officeooo:rsid="03cf9f91" officeooo:paragraph-rsid="03cf9f91" style:font-name-complex="David CLM"/>
    </style:style>
    <style:style style:name="P67" style:family="paragraph" style:parent-style-name="Text_20_body">
      <style:text-properties style:font-name="David CLM" officeooo:rsid="046d0031" officeooo:paragraph-rsid="046f208a" style:font-name-complex="David CLM"/>
    </style:style>
    <style:style style:name="P68" style:family="paragraph" style:parent-style-name="Text_20_body" style:list-style-name="L5">
      <style:text-properties style:font-name="David CLM" officeooo:rsid="034a79d0" officeooo:paragraph-rsid="060df3ee" style:font-name-complex="David CLM"/>
    </style:style>
    <style:style style:name="P69" style:family="paragraph" style:parent-style-name="Text_20_body" style:list-style-name="L5">
      <style:text-properties style:font-name="David CLM" officeooo:rsid="03991ea0" officeooo:paragraph-rsid="060df3ee" style:font-name-complex="David CLM"/>
    </style:style>
    <style:style style:name="P70" style:family="paragraph" style:parent-style-name="Text_20_body" style:list-style-name="L5">
      <style:text-properties style:font-name="David CLM" officeooo:rsid="04526096" officeooo:paragraph-rsid="060df3ee" style:font-name-complex="David CLM"/>
    </style:style>
    <style:style style:name="P71" style:family="paragraph" style:parent-style-name="Text_20_body">
      <style:text-properties style:font-name="David CLM" officeooo:rsid="0485805d" officeooo:paragraph-rsid="048c6a44" style:font-name-complex="David CLM"/>
    </style:style>
    <style:style style:name="P72" style:family="paragraph" style:parent-style-name="Text_20_body">
      <style:text-properties style:font-name="David CLM" fo:font-size="12pt" officeooo:rsid="0421ab6a" officeooo:paragraph-rsid="06152678" style:font-size-asian="12pt" style:font-name-complex="David CLM" style:font-size-complex="12pt"/>
    </style:style>
    <style:style style:name="P73" style:family="paragraph" style:parent-style-name="Text_20_body">
      <style:text-properties style:font-name="David CLM" fo:font-weight="normal" officeooo:rsid="0411c3ec" officeooo:paragraph-rsid="061c6021" style:font-weight-asian="normal" style:font-name-complex="David CLM" style:font-weight-complex="normal"/>
    </style:style>
    <style:style style:name="P74" style:family="paragraph" style:parent-style-name="Text_20_body" style:list-style-name="L2">
      <style:text-properties officeooo:paragraph-rsid="03eb0a9e"/>
    </style:style>
    <style:style style:name="P75" style:family="paragraph" style:parent-style-name="Text_20_body" style:list-style-name="L2">
      <style:text-properties officeooo:paragraph-rsid="03ef3c7f"/>
    </style:style>
    <style:style style:name="P76" style:family="paragraph" style:parent-style-name="Text_20_body">
      <style:text-properties officeooo:rsid="061916d3" officeooo:paragraph-rsid="061916d3"/>
    </style:style>
    <style:style style:name="P77" style:family="paragraph" style:parent-style-name="Text_20_body">
      <style:text-properties officeooo:paragraph-rsid="061c6021"/>
    </style:style>
    <style:style style:name="P78" style:family="paragraph" style:parent-style-name="Text_20_body">
      <style:text-properties officeooo:rsid="061c6021" officeooo:paragraph-rsid="061c6021"/>
    </style:style>
    <style:style style:name="P79" style:family="paragraph" style:parent-style-name="Text_20_body" style:list-style-name="L7">
      <style:text-properties officeooo:rsid="061e4734" officeooo:paragraph-rsid="061e4734"/>
    </style:style>
    <style:style style:name="P80" style:family="paragraph" style:parent-style-name="Text_20_body" style:list-style-name="L7">
      <style:text-properties officeooo:rsid="0621b3f0" officeooo:paragraph-rsid="0621b3f0"/>
    </style:style>
    <style:style style:name="P81" style:family="paragraph" style:parent-style-name="Text_20_body" style:list-style-name="L6">
      <style:paragraph-properties fo:text-align="start" style:justify-single-word="false" style:writing-mode="lr-tb"/>
      <style:text-properties officeooo:rsid="060df3ee" officeooo:paragraph-rsid="060df3ee"/>
    </style:style>
    <style:style style:name="P82" style:family="paragraph" style:parent-style-name="Text_20_body" style:list-style-name="L6">
      <style:paragraph-properties fo:margin-top="0in" fo:margin-bottom="0in" loext:contextual-spacing="false" fo:text-align="start" style:justify-single-word="false" style:writing-mode="lr-tb"/>
      <style:text-properties officeooo:paragraph-rsid="060e8510"/>
    </style:style>
    <style:style style:name="P83" style:family="paragraph" style:parent-style-name="Text_20_body" style:list-style-name="L6">
      <style:paragraph-properties fo:margin-top="0in" fo:margin-bottom="0in" loext:contextual-spacing="false" fo:text-align="start" style:justify-single-word="false" style:writing-mode="lr-tb"/>
      <style:text-properties officeooo:paragraph-rsid="060f1d26"/>
    </style:style>
    <style:style style:name="P84" style:family="paragraph" style:parent-style-name="Text_20_body" style:list-style-name="L6">
      <style:paragraph-properties fo:margin-top="0in" fo:margin-bottom="0in" loext:contextual-spacing="false" fo:text-align="start" style:justify-single-word="false" style:writing-mode="lr-tb"/>
      <style:text-properties officeooo:paragraph-rsid="0611f283"/>
    </style:style>
    <style:style style:name="P85" style:family="paragraph" style:parent-style-name="Text_20_body" style:list-style-name="L6">
      <style:paragraph-properties fo:margin-top="0in" fo:margin-bottom="0in" loext:contextual-spacing="false" fo:text-align="start" style:justify-single-word="false" style:writing-mode="lr-tb"/>
      <style:text-properties officeooo:paragraph-rsid="0615b6d1"/>
    </style:style>
    <style:style style:name="P86"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bcac0" style:font-name-complex="David CLM"/>
    </style:style>
    <style:style style:name="P87"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e658c" style:font-name-complex="David CLM"/>
    </style:style>
    <style:style style:name="P88"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61916d3" style:font-name-complex="David CLM"/>
    </style:style>
    <style:style style:name="P89"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e658c" style:font-size-asian="26pt" style:font-name-complex="David CLM"/>
    </style:style>
    <style:style style:name="P90"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bcac0" style:font-size-asian="26pt" style:font-name-complex="David CLM"/>
    </style:style>
    <style:style style:name="P91" style:family="paragraph" style:parent-style-name="Default_7e_LT_7e_Gliederung_20_1" style:list-style-name="L3">
      <style:paragraph-properties fo:margin-top="0in" fo:margin-bottom="0in" loext:contextual-spacing="false" fo:text-align="end" style:justify-single-word="false" style:writing-mode="rl-tb"/>
      <style:text-properties officeooo:paragraph-rsid="060d1872"/>
    </style:style>
    <style:style style:name="P92" style:family="paragraph" style:parent-style-name="Heading_20_3" style:list-style-name="L6">
      <style:paragraph-properties fo:text-align="start" style:justify-single-word="false" style:writing-mode="lr-tb"/>
      <style:text-properties officeooo:rsid="060df3ee" officeooo:paragraph-rsid="060e8510"/>
    </style:style>
    <style:style style:name="P93" style:family="paragraph" style:parent-style-name="Heading_20_3" style:list-style-name="L6">
      <style:paragraph-properties fo:text-align="start" style:justify-single-word="false" style:writing-mode="lr-tb"/>
      <style:text-properties officeooo:paragraph-rsid="060e8510"/>
    </style:style>
    <style:style style:name="P94" style:family="paragraph" style:parent-style-name="Heading_20_3" style:list-style-name="L6">
      <style:paragraph-properties fo:margin-top="0in" fo:margin-bottom="0in" loext:contextual-spacing="false" fo:text-align="start" style:justify-single-word="false" style:writing-mode="lr-tb"/>
      <style:text-properties officeooo:paragraph-rsid="0615ee3c"/>
    </style:style>
    <style:style style:name="P95" style:family="paragraph" style:parent-style-name="Heading_20_3">
      <style:paragraph-properties fo:margin-top="0in" fo:margin-bottom="0in" loext:contextual-spacing="false" fo:text-align="start" style:justify-single-word="false" style:writing-mode="lr-tb"/>
      <style:text-properties style:font-name="David CLM" fo:font-size="12pt" fo:font-weight="normal" officeooo:rsid="0615ee3c" officeooo:paragraph-rsid="0615ee3c" style:font-size-asian="12pt" style:font-weight-asian="normal" style:font-name-complex="David CLM" style:font-size-complex="12pt" style:font-weight-complex="normal"/>
    </style:style>
    <style:style style:name="P96" style:family="paragraph" style:parent-style-name="Heading_20_3">
      <style:paragraph-properties fo:margin-top="0in" fo:margin-bottom="0in" loext:contextual-spacing="false" fo:text-align="end" style:justify-single-word="false" style:writing-mode="rl-tb"/>
      <style:text-properties style:font-name="David CLM" fo:font-size="12pt" fo:font-weight="normal" officeooo:rsid="0615ee3c" officeooo:paragraph-rsid="0615ee3c" style:font-size-asian="12pt" style:font-weight-asian="normal" style:font-name-complex="David CLM" style:font-size-complex="12pt" style:font-weight-complex="normal"/>
    </style:style>
    <style:style style:name="P97" style:family="paragraph" style:parent-style-name="Heading_20_2">
      <style:text-properties officeooo:rsid="061916d3" officeooo:paragraph-rsid="061916d3"/>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b0a9e" style:font-weight-asian="bold" style:font-weight-complex="bold"/>
    </style:style>
    <style:style style:name="T9" style:family="text">
      <style:text-properties fo:font-weight="bold" officeooo:rsid="050d9ed7" style:font-weight-asian="bold" style:font-weight-complex="bold"/>
    </style:style>
    <style:style style:name="T10" style:family="text">
      <style:text-properties fo:font-weight="bold" officeooo:rsid="060319b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39b5884" style:font-weight-asian="normal" style:font-weight-complex="normal"/>
    </style:style>
    <style:style style:name="T13" style:family="text">
      <style:text-properties fo:font-weight="normal" officeooo:rsid="039d214d" style:font-weight-asian="normal" style:font-weight-complex="normal"/>
    </style:style>
    <style:style style:name="T14" style:family="text">
      <style:text-properties fo:font-weight="normal" officeooo:rsid="039d49e1" style:font-weight-asian="normal" style:font-weight-complex="normal"/>
    </style:style>
    <style:style style:name="T15" style:family="text">
      <style:text-properties fo:font-weight="normal" officeooo:rsid="03a91d1e" style:font-weight-asian="normal" style:font-weight-complex="normal"/>
    </style:style>
    <style:style style:name="T16" style:family="text">
      <style:text-properties fo:font-weight="normal" officeooo:rsid="03aa109c" style:font-weight-asian="normal" style:font-weight-complex="normal"/>
    </style:style>
    <style:style style:name="T17" style:family="text">
      <style:text-properties fo:font-weight="normal" officeooo:rsid="03bb2cd0" style:font-weight-asian="normal" style:font-weight-complex="normal"/>
    </style:style>
    <style:style style:name="T18" style:family="text">
      <style:text-properties fo:font-weight="normal" officeooo:rsid="03c31f1c" style:font-weight-asian="normal" style:font-weight-complex="normal"/>
    </style:style>
    <style:style style:name="T19" style:family="text">
      <style:text-properties fo:font-weight="normal" officeooo:rsid="03e1a74c" style:font-weight-asian="normal" style:font-weight-complex="normal"/>
    </style:style>
    <style:style style:name="T20" style:family="text">
      <style:text-properties fo:font-weight="normal" officeooo:rsid="03ed3fcd" style:font-weight-asian="normal" style:font-weight-complex="normal"/>
    </style:style>
    <style:style style:name="T21" style:family="text">
      <style:text-properties fo:font-weight="normal" officeooo:rsid="0422e2c2" style:font-weight-asian="normal" style:font-weight-complex="normal"/>
    </style:style>
    <style:style style:name="T22" style:family="text">
      <style:text-properties fo:font-weight="normal" officeooo:rsid="0436fb9e" style:font-weight-asian="normal" style:font-weight-complex="normal"/>
    </style:style>
    <style:style style:name="T23" style:family="text">
      <style:text-properties fo:font-weight="normal" officeooo:rsid="0438cb8c" style:font-weight-asian="normal" style:font-weight-complex="normal"/>
    </style:style>
    <style:style style:name="T24" style:family="text">
      <style:text-properties fo:font-weight="normal" officeooo:rsid="0440e2a4" style:font-weight-asian="normal" style:font-weight-complex="normal"/>
    </style:style>
    <style:style style:name="T25" style:family="text">
      <style:text-properties fo:font-weight="normal" officeooo:rsid="044768a8" style:font-weight-asian="normal" style:font-weight-complex="normal"/>
    </style:style>
    <style:style style:name="T26" style:family="text">
      <style:text-properties fo:font-weight="normal" officeooo:rsid="0450759c" style:font-weight-asian="normal" style:font-weight-complex="normal"/>
    </style:style>
    <style:style style:name="T27" style:family="text">
      <style:text-properties fo:font-weight="normal" officeooo:rsid="0463f0ef" style:font-weight-asian="normal" style:font-weight-complex="normal"/>
    </style:style>
    <style:style style:name="T28" style:family="text">
      <style:text-properties fo:font-weight="normal" officeooo:rsid="050d9ed7" style:font-weight-asian="normal" style:font-weight-complex="normal"/>
    </style:style>
    <style:style style:name="T29" style:family="text">
      <style:text-properties fo:font-weight="normal" officeooo:rsid="0516b5aa" style:font-weight-asian="normal" style:font-weight-complex="normal"/>
    </style:style>
    <style:style style:name="T30" style:family="text">
      <style:text-properties fo:font-weight="normal" officeooo:rsid="056f8268"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38992e2"/>
    </style:style>
    <style:style style:name="T34" style:family="text">
      <style:text-properties officeooo:rsid="038f7521"/>
    </style:style>
    <style:style style:name="T35" style:family="text">
      <style:text-properties officeooo:rsid="03964b0c"/>
    </style:style>
    <style:style style:name="T36" style:family="text">
      <style:text-properties officeooo:rsid="039d49e1"/>
    </style:style>
    <style:style style:name="T37" style:family="text">
      <style:text-properties officeooo:rsid="03ad70a7"/>
    </style:style>
    <style:style style:name="T38" style:family="text">
      <style:text-properties officeooo:rsid="03b73bf5"/>
    </style:style>
    <style:style style:name="T39" style:family="text">
      <style:text-properties officeooo:rsid="03be1de8"/>
    </style:style>
    <style:style style:name="T40" style:family="text">
      <style:text-properties officeooo:rsid="03c26b58"/>
    </style:style>
    <style:style style:name="T41" style:family="text">
      <style:text-properties officeooo:rsid="03cf9f91"/>
    </style:style>
    <style:style style:name="T42" style:family="text">
      <style:text-properties officeooo:rsid="03d5b0c9"/>
    </style:style>
    <style:style style:name="T43" style:family="text">
      <style:text-properties officeooo:rsid="03dbf5ec"/>
    </style:style>
    <style:style style:name="T44" style:family="text">
      <style:text-properties officeooo:rsid="03e1a74c"/>
    </style:style>
    <style:style style:name="T45" style:family="text">
      <style:text-properties officeooo:rsid="03e95b2d"/>
    </style:style>
    <style:style style:name="T46" style:family="text">
      <style:text-properties officeooo:rsid="03f69098"/>
    </style:style>
    <style:style style:name="T47" style:family="text">
      <style:text-properties officeooo:rsid="041b1e39"/>
    </style:style>
    <style:style style:name="T48" style:family="text">
      <style:text-properties style:text-position="9% 100%" fo:font-size="36pt" fo:font-weight="normal" style:font-size-asian="36pt" style:font-weight-asian="normal" style:font-weight-complex="normal"/>
    </style:style>
    <style:style style:name="T49" style:family="text">
      <style:text-properties fo:font-size="36pt" style:font-size-asian="36pt"/>
    </style:style>
    <style:style style:name="T50" style:family="text">
      <style:text-properties fo:font-size="36pt" officeooo:rsid="061916d3" style:font-size-asian="36pt"/>
    </style:style>
    <style:style style:name="T51" style:family="text">
      <style:text-properties fo:font-size="36pt" officeooo:rsid="061c6021" style:font-size-asian="36pt"/>
    </style:style>
    <style:style style:name="T52" style:family="text">
      <style:text-properties fo:font-size="36pt" fo:font-weight="bold" style:font-size-asian="36pt" style:font-weight-asian="bold"/>
    </style:style>
    <style:style style:name="T53" style:family="text">
      <style:text-properties fo:font-size="36pt" fo:font-weight="normal" style:font-size-asian="36pt" style:font-weight-asian="normal"/>
    </style:style>
    <style:style style:name="T54" style:family="text">
      <style:text-properties fo:font-size="36pt" fo:font-weight="normal" officeooo:rsid="044bca82" style:font-size-asian="36pt" style:font-weight-asian="normal"/>
    </style:style>
    <style:style style:name="T55" style:family="text">
      <style:text-properties officeooo:rsid="0438cb8c"/>
    </style:style>
    <style:style style:name="T56" style:family="text">
      <style:text-properties fo:font-size="26pt" fo:font-style="italic" fo:font-weight="bold" style:font-size-asian="26pt" style:font-style-asian="italic" style:font-weight-asian="bold" style:font-style-complex="italic"/>
    </style:style>
    <style:style style:name="T57" style:family="text">
      <style:text-properties fo:font-size="26pt" fo:font-style="italic" fo:font-weight="bold" officeooo:rsid="0607c64c" style:font-size-asian="26pt" style:font-style-asian="italic" style:font-weight-asian="bold" style:font-style-complex="italic"/>
    </style:style>
    <style:style style:name="T58" style:family="text">
      <style:text-properties fo:font-size="26pt" fo:font-style="italic" style:font-size-asian="26pt" style:font-style-asian="italic"/>
    </style:style>
    <style:style style:name="T59" style:family="text">
      <style:text-properties fo:font-size="26pt" style:font-size-asian="26pt"/>
    </style:style>
    <style:style style:name="T60" style:family="text">
      <style:text-properties fo:font-size="26pt" officeooo:rsid="043dc8b6" style:font-size-asian="26pt"/>
    </style:style>
    <style:style style:name="T61" style:family="text">
      <style:text-properties fo:font-size="26pt" officeooo:rsid="043e658c" style:font-size-asian="26pt"/>
    </style:style>
    <style:style style:name="T62" style:family="text">
      <style:text-properties fo:font-size="32pt" fo:font-weight="bold" style:font-size-asian="32pt" style:font-weight-asian="bold" style:font-weight-complex="bold"/>
    </style:style>
    <style:style style:name="T63" style:family="text">
      <style:text-properties fo:font-size="32pt" fo:font-weight="bold" officeooo:rsid="05a44986" style:font-size-asian="32pt" style:font-weight-asian="bold" style:font-weight-complex="bold"/>
    </style:style>
    <style:style style:name="T64" style:family="text">
      <style:text-properties fo:font-size="32pt" style:font-size-asian="32pt"/>
    </style:style>
    <style:style style:name="T65" style:family="text">
      <style:text-properties fo:font-size="32pt" officeooo:rsid="0457e643" style:font-size-asian="32pt"/>
    </style:style>
    <style:style style:name="T66" style:family="text">
      <style:text-properties fo:font-size="32pt" officeooo:rsid="048257ac" style:font-size-asian="32pt"/>
    </style:style>
    <style:style style:name="T67" style:family="text">
      <style:text-properties fo:font-size="32pt" officeooo:rsid="05a64b18" style:font-size-asian="32pt"/>
    </style:style>
    <style:style style:name="T68" style:family="text">
      <style:text-properties fo:font-size="32pt" officeooo:rsid="05a72900" style:font-size-asian="32pt"/>
    </style:style>
    <style:style style:name="T69" style:family="text">
      <style:text-properties fo:font-size="32pt" officeooo:rsid="05aad16e" style:font-size-asian="32pt"/>
    </style:style>
    <style:style style:name="T70" style:family="text">
      <style:text-properties fo:font-size="32pt" officeooo:rsid="05b1f489" style:font-size-asian="32pt"/>
    </style:style>
    <style:style style:name="T71" style:family="text">
      <style:text-properties fo:font-size="32pt" officeooo:rsid="05b24f5e" style:font-size-asian="32pt"/>
    </style:style>
    <style:style style:name="T72" style:family="text">
      <style:text-properties fo:font-size="32pt" officeooo:rsid="05b400e5" style:font-size-asian="32pt"/>
    </style:style>
    <style:style style:name="T73" style:family="text">
      <style:text-properties fo:font-size="32pt" officeooo:rsid="05b5927d" style:font-size-asian="32pt"/>
    </style:style>
    <style:style style:name="T74" style:family="text">
      <style:text-properties fo:font-size="32pt" officeooo:rsid="05b687d3" style:font-size-asian="32pt"/>
    </style:style>
    <style:style style:name="T75" style:family="text">
      <style:text-properties fo:font-size="32pt" officeooo:rsid="05b7fbf9" style:font-size-asian="32pt"/>
    </style:style>
    <style:style style:name="T76" style:family="text">
      <style:text-properties fo:font-size="32pt" officeooo:rsid="05b96bb5" style:font-size-asian="32pt"/>
    </style:style>
    <style:style style:name="T77" style:family="text">
      <style:text-properties fo:font-size="32pt" officeooo:rsid="05bc7b45" style:font-size-asian="32pt"/>
    </style:style>
    <style:style style:name="T78" style:family="text">
      <style:text-properties fo:font-size="32pt" officeooo:rsid="05bdefc7" style:font-size-asian="32pt"/>
    </style:style>
    <style:style style:name="T79" style:family="text">
      <style:text-properties fo:font-size="32pt" officeooo:rsid="05c39535" style:font-size-asian="32pt"/>
    </style:style>
    <style:style style:name="T80" style:family="text">
      <style:text-properties fo:font-size="32pt" officeooo:rsid="05c4c773" style:font-size-asian="32pt"/>
    </style:style>
    <style:style style:name="T81" style:family="text">
      <style:text-properties fo:font-size="32pt" officeooo:rsid="05c59b28" style:font-size-asian="32pt"/>
    </style:style>
    <style:style style:name="T82" style:family="text">
      <style:text-properties fo:font-size="32pt" officeooo:rsid="05c6c3d9" style:font-size-asian="32pt"/>
    </style:style>
    <style:style style:name="T83" style:family="text">
      <style:text-properties fo:font-size="32pt" officeooo:rsid="05c7ea9e" style:font-size-asian="32pt"/>
    </style:style>
    <style:style style:name="T84" style:family="text">
      <style:text-properties fo:font-size="32pt" officeooo:rsid="05c9dcac" style:font-size-asian="32pt"/>
    </style:style>
    <style:style style:name="T85" style:family="text">
      <style:text-properties fo:font-size="32pt" officeooo:rsid="05ca0adb" style:font-size-asian="32pt"/>
    </style:style>
    <style:style style:name="T86" style:family="text">
      <style:text-properties fo:font-size="32pt" officeooo:rsid="05cd37ce" style:font-size-asian="32pt"/>
    </style:style>
    <style:style style:name="T87" style:family="text">
      <style:text-properties fo:font-size="32pt" officeooo:rsid="05cf33f4" style:font-size-asian="32pt"/>
    </style:style>
    <style:style style:name="T88" style:family="text">
      <style:text-properties fo:font-size="32pt" officeooo:rsid="05d1a8d2" style:font-size-asian="32pt"/>
    </style:style>
    <style:style style:name="T89" style:family="text">
      <style:text-properties fo:font-size="32pt" officeooo:rsid="05d24804" style:font-size-asian="32pt"/>
    </style:style>
    <style:style style:name="T90" style:family="text">
      <style:text-properties fo:font-size="32pt" officeooo:rsid="05d376ba" style:font-size-asian="32pt"/>
    </style:style>
    <style:style style:name="T91" style:family="text">
      <style:text-properties fo:font-size="32pt" officeooo:rsid="05d87d40" style:font-size-asian="32pt"/>
    </style:style>
    <style:style style:name="T92" style:family="text">
      <style:text-properties fo:font-size="32pt" officeooo:rsid="05da4fc1" style:font-size-asian="32pt"/>
    </style:style>
    <style:style style:name="T93" style:family="text">
      <style:text-properties fo:font-size="32pt" officeooo:rsid="05dba4bb" style:font-size-asian="32pt"/>
    </style:style>
    <style:style style:name="T94" style:family="text">
      <style:text-properties fo:font-size="32pt" officeooo:rsid="05dbca75" style:font-size-asian="32pt"/>
    </style:style>
    <style:style style:name="T95" style:family="text">
      <style:text-properties fo:font-size="32pt" officeooo:rsid="05dd5360" style:font-size-asian="32pt"/>
    </style:style>
    <style:style style:name="T96" style:family="text">
      <style:text-properties fo:font-size="32pt" officeooo:rsid="05e0f872" style:font-size-asian="32pt"/>
    </style:style>
    <style:style style:name="T97" style:family="text">
      <style:text-properties fo:font-size="32pt" officeooo:rsid="05e2f76b" style:font-size-asian="32pt"/>
    </style:style>
    <style:style style:name="T98" style:family="text">
      <style:text-properties fo:font-size="32pt" officeooo:rsid="05e37b4b" style:font-size-asian="32pt"/>
    </style:style>
    <style:style style:name="T99" style:family="text">
      <style:text-properties fo:font-size="32pt" officeooo:rsid="05e4d260" style:font-size-asian="32pt"/>
    </style:style>
    <style:style style:name="T100" style:family="text">
      <style:text-properties fo:font-size="32pt" officeooo:rsid="05e5d74d" style:font-size-asian="32pt"/>
    </style:style>
    <style:style style:name="T101" style:family="text">
      <style:text-properties fo:font-size="32pt" officeooo:rsid="05e76d22" style:font-size-asian="32pt"/>
    </style:style>
    <style:style style:name="T102" style:family="text">
      <style:text-properties fo:font-size="32pt" officeooo:rsid="05e86a8f" style:font-size-asian="32pt"/>
    </style:style>
    <style:style style:name="T103" style:family="text">
      <style:text-properties fo:font-size="32pt" officeooo:rsid="05ebe91c" style:font-size-asian="32pt"/>
    </style:style>
    <style:style style:name="T104" style:family="text">
      <style:text-properties fo:font-size="32pt" fo:font-style="italic" style:font-size-asian="32pt" style:font-style-asian="italic" style:font-style-complex="italic"/>
    </style:style>
    <style:style style:name="T105" style:family="text">
      <style:text-properties fo:font-size="32pt" fo:font-style="italic" officeooo:rsid="05a64b18" style:font-size-asian="32pt" style:font-style-asian="italic" style:font-style-complex="italic"/>
    </style:style>
    <style:style style:name="T106" style:family="text">
      <style:text-properties fo:font-size="32pt" fo:font-style="italic" officeooo:rsid="05b24f5e" style:font-size-asian="32pt" style:font-style-asian="italic" style:font-style-complex="italic"/>
    </style:style>
    <style:style style:name="T107" style:family="text">
      <style:text-properties fo:font-size="32pt" fo:font-style="italic" officeooo:rsid="05b113c1" style:font-size-asian="32pt" style:font-style-asian="italic" style:font-style-complex="italic"/>
    </style:style>
    <style:style style:name="T108" style:family="text">
      <style:text-properties fo:font-size="32pt" fo:font-style="italic" officeooo:rsid="05b400e5" style:font-size-asian="32pt" style:font-style-asian="italic" style:font-style-complex="italic"/>
    </style:style>
    <style:style style:name="T109" style:family="text">
      <style:text-properties fo:font-size="32pt" fo:font-style="italic" officeooo:rsid="05b5927d" style:font-size-asian="32pt" style:font-style-asian="italic" style:font-style-complex="italic"/>
    </style:style>
    <style:style style:name="T110" style:family="text">
      <style:text-properties fo:font-size="32pt" fo:font-style="italic" officeooo:rsid="05b687d3" style:font-size-asian="32pt" style:font-style-asian="italic" style:font-style-complex="italic"/>
    </style:style>
    <style:style style:name="T111" style:family="text">
      <style:text-properties fo:font-size="32pt" fo:font-style="italic" officeooo:rsid="05b96bb5" style:font-size-asian="32pt" style:font-style-asian="italic" style:font-style-complex="italic"/>
    </style:style>
    <style:style style:name="T112" style:family="text">
      <style:text-properties fo:font-size="32pt" fo:font-style="italic" officeooo:rsid="05bdefc7" style:font-size-asian="32pt" style:font-style-asian="italic" style:font-style-complex="italic"/>
    </style:style>
    <style:style style:name="T113" style:family="text">
      <style:text-properties fo:font-size="32pt" fo:font-style="italic" officeooo:rsid="05cd37ce" style:font-size-asian="32pt" style:font-style-asian="italic" style:font-style-complex="italic"/>
    </style:style>
    <style:style style:name="T114" style:family="text">
      <style:text-properties fo:font-size="32pt" fo:font-style="italic" officeooo:rsid="05d1a8d2" style:font-size-asian="32pt" style:font-style-asian="italic" style:font-style-complex="italic"/>
    </style:style>
    <style:style style:name="T115" style:family="text">
      <style:text-properties fo:font-size="32pt" fo:font-style="italic" officeooo:rsid="05d24804" style:font-size-asian="32pt" style:font-style-asian="italic" style:font-style-complex="italic"/>
    </style:style>
    <style:style style:name="T116" style:family="text">
      <style:text-properties fo:font-size="32pt" fo:font-style="italic" officeooo:rsid="05d65447" style:font-size-asian="32pt" style:font-style-asian="italic" style:font-style-complex="italic"/>
    </style:style>
    <style:style style:name="T117" style:family="text">
      <style:text-properties fo:font-size="32pt" fo:font-style="italic" officeooo:rsid="05e37b4b" style:font-size-asian="32pt" style:font-style-asian="italic" style:font-style-complex="italic"/>
    </style:style>
    <style:style style:name="T118" style:family="text">
      <style:text-properties fo:font-size="32pt" fo:font-style="italic" officeooo:rsid="05e76d22" style:font-size-asian="32pt" style:font-style-asian="italic" style:font-style-complex="italic"/>
    </style:style>
    <style:style style:name="T119" style:family="text">
      <style:text-properties fo:font-size="32pt" fo:font-style="italic" officeooo:rsid="05fd6bc5" style:font-size-asian="32pt" style:font-style-asian="italic" style:font-style-complex="italic"/>
    </style:style>
    <style:style style:name="T120" style:family="text">
      <style:text-properties fo:font-size="32pt" fo:font-style="normal" officeooo:rsid="05b400e5" style:font-size-asian="32pt" style:font-style-asian="normal" style:font-style-complex="normal"/>
    </style:style>
    <style:style style:name="T121" style:family="text">
      <style:text-properties fo:font-size="32pt" fo:font-style="normal" officeooo:rsid="05c41d78" style:font-size-asian="32pt" style:font-style-asian="normal" style:font-style-complex="normal"/>
    </style:style>
    <style:style style:name="T122" style:family="text">
      <style:text-properties fo:font-size="32pt" fo:font-style="normal" officeooo:rsid="05d65447" style:font-size-asian="32pt" style:font-style-asian="normal" style:font-style-complex="normal"/>
    </style:style>
    <style:style style:name="T123" style:family="text">
      <style:text-properties fo:font-size="32pt" fo:font-style="normal" officeooo:rsid="05d73c32" style:font-size-asian="32pt" style:font-style-asian="normal" style:font-style-complex="normal"/>
    </style:style>
    <style:style style:name="T124" style:family="text">
      <style:text-properties fo:font-size="32pt" fo:font-style="normal" officeooo:rsid="05df82cd" style:font-size-asian="32pt" style:font-style-asian="normal" style:font-style-complex="normal"/>
    </style:style>
    <style:style style:name="T125" style:family="text">
      <style:text-properties officeooo:rsid="04645879"/>
    </style:style>
    <style:style style:name="T126" style:family="text">
      <style:text-properties officeooo:rsid="046725e1"/>
    </style:style>
    <style:style style:name="T127" style:family="text">
      <style:text-properties style:font-name="David CLM" style:font-name-complex="David CLM"/>
    </style:style>
    <style:style style:name="T128" style:family="text">
      <style:text-properties style:font-name="David CLM" officeooo:rsid="0469762f" style:font-name-complex="David CLM"/>
    </style:style>
    <style:style style:name="T129" style:family="text">
      <style:text-properties style:font-name="David CLM" officeooo:rsid="046b37f6" style:font-name-complex="David CLM"/>
    </style:style>
    <style:style style:name="T130" style:family="text">
      <style:text-properties style:font-name="David CLM" officeooo:rsid="046d0031" style:font-name-complex="David CLM"/>
    </style:style>
    <style:style style:name="T131" style:family="text">
      <style:text-properties style:font-name="David CLM" officeooo:rsid="0472ef45" style:font-name-complex="David CLM"/>
    </style:style>
    <style:style style:name="T132" style:family="text">
      <style:text-properties style:font-name="David CLM" officeooo:rsid="0474a55d" style:font-name-complex="David CLM"/>
    </style:style>
    <style:style style:name="T133" style:family="text">
      <style:text-properties style:font-name="David CLM" officeooo:rsid="0476a54b" style:font-name-complex="David CLM"/>
    </style:style>
    <style:style style:name="T134" style:family="text">
      <style:text-properties style:font-name="David CLM" officeooo:rsid="060df3ee" style:font-name-complex="David CLM"/>
    </style:style>
    <style:style style:name="T135" style:family="text">
      <style:text-properties style:font-name="David CLM" fo:font-size="12pt" style:font-size-asian="12pt" style:font-name-complex="David CLM" style:font-size-complex="12pt"/>
    </style:style>
    <style:style style:name="T136" style:family="text">
      <style:text-properties style:font-name="David CLM" fo:font-size="12pt" officeooo:rsid="0476338c" style:font-size-asian="12pt" style:font-name-complex="David CLM" style:font-size-complex="12pt"/>
    </style:style>
    <style:style style:name="T137" style:family="text">
      <style:text-properties style:font-name="David CLM" fo:font-size="12pt" officeooo:rsid="046d0031" style:font-size-asian="12pt" style:font-name-complex="David CLM" style:font-size-complex="12pt"/>
    </style:style>
    <style:style style:name="T138" style:family="text">
      <style:text-properties style:font-name="David CLM" fo:font-size="12pt" officeooo:rsid="060e3d24" style:font-size-asian="12pt" style:font-name-complex="David CLM" style:font-size-complex="12pt"/>
    </style:style>
    <style:style style:name="T139" style:family="text">
      <style:text-properties style:font-name="David CLM" fo:font-size="12pt" officeooo:rsid="060e8510" style:font-size-asian="12pt" style:font-name-complex="David CLM" style:font-size-complex="12pt"/>
    </style:style>
    <style:style style:name="T140" style:family="text">
      <style:text-properties style:font-name="David CLM" fo:font-size="12pt" officeooo:rsid="060f1d26" style:font-size-asian="12pt" style:font-name-complex="David CLM" style:font-size-complex="12pt"/>
    </style:style>
    <style:style style:name="T141" style:family="text">
      <style:text-properties style:font-name="David CLM" fo:font-size="12pt" fo:font-weight="bold" officeooo:rsid="0611f283" style:font-size-asian="12pt" style:font-weight-asian="normal" style:font-name-complex="David CLM" style:font-size-complex="12pt" style:font-weight-complex="normal"/>
    </style:style>
    <style:style style:name="T142" style:family="text">
      <style:text-properties style:font-name="David CLM" fo:font-size="12pt" fo:font-weight="normal" officeooo:rsid="060e8510" style:font-size-asian="12pt" style:font-weight-asian="normal" style:font-name-complex="David CLM" style:font-size-complex="12pt" style:font-weight-complex="normal"/>
    </style:style>
    <style:style style:name="T143" style:family="text">
      <style:text-properties style:font-name="David CLM" fo:font-size="12pt" fo:font-weight="normal" officeooo:rsid="060f1d26" style:font-size-asian="12pt" style:font-weight-asian="normal" style:font-name-complex="David CLM" style:font-size-complex="12pt" style:font-weight-complex="normal"/>
    </style:style>
    <style:style style:name="T144" style:family="text">
      <style:text-properties style:font-name="David CLM" fo:font-size="12pt" fo:font-weight="normal" officeooo:rsid="0611f283" style:font-size-asian="12pt" style:font-weight-asian="normal" style:font-name-complex="David CLM" style:font-size-complex="12pt" style:font-weight-complex="normal"/>
    </style:style>
    <style:style style:name="T145" style:family="text">
      <style:text-properties style:font-name="David CLM" fo:font-size="12pt" fo:font-weight="normal" officeooo:rsid="0615b6d1" style:font-size-asian="12pt" style:font-weight-asian="normal" style:font-name-complex="David CLM" style:font-size-complex="12pt" style:font-weight-complex="normal"/>
    </style:style>
    <style:style style:name="T146" style:family="text">
      <style:text-properties style:font-name="David CLM" fo:font-size="12pt" fo:font-weight="normal" officeooo:rsid="0615ee3c" style:font-size-asian="12pt" style:font-weight-asian="normal" style:font-name-complex="David CLM" style:font-size-complex="12pt" style:font-weight-complex="normal"/>
    </style:style>
    <style:style style:name="T147" style:family="text">
      <style:text-properties style:font-name="David CLM" fo:font-size="12pt" fo:font-weight="normal" officeooo:rsid="06196635" style:font-size-asian="12pt" style:font-weight-asian="normal" style:font-name-complex="David CLM" style:font-size-complex="12pt" style:font-weight-complex="normal"/>
    </style:style>
    <style:style style:name="T148" style:family="text">
      <style:text-properties style:font-name="David CLM" fo:font-size="26pt" style:font-size-asian="26pt" style:font-name-complex="David CLM"/>
    </style:style>
    <style:style style:name="T149" style:family="text">
      <style:text-properties style:font-name="David CLM" fo:font-size="26pt" officeooo:rsid="060d1872" style:font-size-asian="26pt" style:font-name-complex="David CLM"/>
    </style:style>
    <style:style style:name="T150" style:family="text">
      <style:text-properties style:font-name="David CLM" fo:font-size="26pt" officeooo:rsid="060da8da" style:font-size-asian="26pt" style:font-name-complex="David CLM"/>
    </style:style>
    <style:style style:name="T151" style:family="text">
      <style:text-properties style:font-name="David CLM" fo:font-style="italic" style:font-style-asian="italic" style:font-name-complex="David CLM" style:font-style-complex="italic"/>
    </style:style>
    <style:style style:name="T152" style:family="text">
      <style:text-properties style:font-name="David CLM" fo:font-size="32pt" style:font-size-asian="32pt" style:font-name-complex="David CLM"/>
    </style:style>
    <style:style style:name="T153" style:family="text">
      <style:text-properties style:font-name="David CLM" fo:font-size="32pt" officeooo:rsid="05e86a8f" style:font-size-asian="32pt" style:font-name-complex="David CLM"/>
    </style:style>
    <style:style style:name="T154" style:family="text">
      <style:text-properties style:font-name="David CLM" fo:font-size="32pt" officeooo:rsid="05c7ea9e" style:font-size-asian="32pt" style:font-name-complex="David CLM"/>
    </style:style>
    <style:style style:name="T155" style:family="text">
      <style:text-properties style:font-name="David CLM" fo:font-size="32pt" officeooo:rsid="05bdefc7" style:font-size-asian="32pt" style:font-name-complex="David CLM"/>
    </style:style>
    <style:style style:name="T156" style:family="text">
      <style:text-properties style:font-name="David CLM" fo:font-size="32pt" officeooo:rsid="05e76d22" style:font-size-asian="32pt" style:font-name-complex="David CLM"/>
    </style:style>
    <style:style style:name="T157" style:family="text">
      <style:text-properties style:font-name="David CLM" fo:font-size="32pt" officeooo:rsid="05c9dcac" style:font-size-asian="32pt" style:font-name-complex="David CLM"/>
    </style:style>
    <style:style style:name="T158" style:family="text">
      <style:text-properties style:font-name="David CLM" fo:font-size="32pt" officeooo:rsid="05e9dc25" style:font-size-asian="32pt" style:font-name-complex="David CLM"/>
    </style:style>
    <style:style style:name="T159" style:family="text">
      <style:text-properties style:font-name="David CLM" fo:font-size="32pt" officeooo:rsid="05ca0adb" style:font-size-asian="32pt" style:font-name-complex="David CLM"/>
    </style:style>
    <style:style style:name="T160" style:family="text">
      <style:text-properties style:font-name="David CLM" fo:font-size="32pt" officeooo:rsid="05cd37ce" style:font-size-asian="32pt" style:font-name-complex="David CLM"/>
    </style:style>
    <style:style style:name="T161" style:family="text">
      <style:text-properties style:font-name="David CLM" fo:font-size="32pt" officeooo:rsid="05cf33f4" style:font-size-asian="32pt" style:font-name-complex="David CLM"/>
    </style:style>
    <style:style style:name="T162" style:family="text">
      <style:text-properties style:font-name="David CLM" fo:font-size="32pt" officeooo:rsid="05ea225e" style:font-size-asian="32pt" style:font-name-complex="David CLM"/>
    </style:style>
    <style:style style:name="T163" style:family="text">
      <style:text-properties style:font-name="David CLM" fo:font-size="32pt" officeooo:rsid="05eb58d2" style:font-size-asian="32pt" style:font-name-complex="David CLM"/>
    </style:style>
    <style:style style:name="T164" style:family="text">
      <style:text-properties style:font-name="David CLM" fo:font-size="32pt" officeooo:rsid="05b687d3" style:font-size-asian="32pt" style:font-name-complex="David CLM"/>
    </style:style>
    <style:style style:name="T165" style:family="text">
      <style:text-properties style:font-name="David CLM" fo:font-size="32pt" officeooo:rsid="05d87d40" style:font-size-asian="32pt" style:font-name-complex="David CLM"/>
    </style:style>
    <style:style style:name="T166" style:family="text">
      <style:text-properties style:font-name="David CLM" fo:font-size="32pt" officeooo:rsid="05c59b28" style:font-size-asian="32pt" style:font-name-complex="David CLM"/>
    </style:style>
    <style:style style:name="T167" style:family="text">
      <style:text-properties style:font-name="David CLM" fo:font-size="32pt" officeooo:rsid="05a72900" style:font-size-asian="32pt" style:font-name-complex="David CLM"/>
    </style:style>
    <style:style style:name="T168" style:family="text">
      <style:text-properties style:font-name="David CLM" fo:font-size="32pt" officeooo:rsid="05b5927d" style:font-size-asian="32pt" style:font-name-complex="David CLM"/>
    </style:style>
    <style:style style:name="T169" style:family="text">
      <style:text-properties style:font-name="David CLM" fo:font-size="32pt" officeooo:rsid="05aad16e" style:font-size-asian="32pt" style:font-name-complex="David CLM"/>
    </style:style>
    <style:style style:name="T170" style:family="text">
      <style:text-properties style:font-name="David CLM" fo:font-size="32pt" officeooo:rsid="05eb6627" style:font-size-asian="32pt" style:font-name-complex="David CLM"/>
    </style:style>
    <style:style style:name="T171" style:family="text">
      <style:text-properties style:font-name="David CLM" fo:font-size="32pt" officeooo:rsid="05ebe91c" style:font-size-asian="32pt" style:font-name-complex="David CLM"/>
    </style:style>
    <style:style style:name="T172" style:family="text">
      <style:text-properties style:font-name="David CLM" fo:font-size="32pt" officeooo:rsid="05ee4e4f" style:font-size-asian="32pt" style:font-name-complex="David CLM"/>
    </style:style>
    <style:style style:name="T173" style:family="text">
      <style:text-properties style:font-name="David CLM" fo:font-size="32pt" officeooo:rsid="05ef51bc" style:font-size-asian="32pt" style:font-name-complex="David CLM"/>
    </style:style>
    <style:style style:name="T174" style:family="text">
      <style:text-properties style:font-name="David CLM" fo:font-size="32pt" officeooo:rsid="05f21111" style:font-size-asian="32pt" style:font-name-complex="David CLM"/>
    </style:style>
    <style:style style:name="T175" style:family="text">
      <style:text-properties style:font-name="David CLM" fo:font-size="32pt" officeooo:rsid="05f27b95" style:font-size-asian="32pt" style:font-name-complex="David CLM"/>
    </style:style>
    <style:style style:name="T176" style:family="text">
      <style:text-properties style:font-name="David CLM" fo:font-size="32pt" fo:font-style="italic" style:font-size-asian="32pt" style:font-style-asian="italic" style:font-name-complex="David CLM" style:font-style-complex="italic"/>
    </style:style>
    <style:style style:name="T177" style:family="text">
      <style:text-properties style:font-name="David CLM" fo:font-size="32pt" fo:font-style="italic" officeooo:rsid="05bdefc7" style:font-size-asian="32pt" style:font-style-asian="italic" style:font-name-complex="David CLM" style:font-style-complex="italic"/>
    </style:style>
    <style:style style:name="T178" style:family="text">
      <style:text-properties style:font-name="David CLM" fo:font-size="32pt" fo:font-style="italic" officeooo:rsid="05e86a8f" style:font-size-asian="32pt" style:font-style-asian="italic" style:font-name-complex="David CLM" style:font-style-complex="italic"/>
    </style:style>
    <style:style style:name="T179" style:family="text">
      <style:text-properties style:font-name="David CLM" fo:font-size="32pt" fo:font-style="italic" officeooo:rsid="05e9dc25" style:font-size-asian="32pt" style:font-style-asian="italic" style:font-name-complex="David CLM" style:font-style-complex="italic"/>
    </style:style>
    <style:style style:name="T180" style:family="text">
      <style:text-properties style:font-name="David CLM" fo:font-size="32pt" fo:font-style="italic" officeooo:rsid="05cd37ce" style:font-size-asian="32pt" style:font-style-asian="italic" style:font-name-complex="David CLM" style:font-style-complex="italic"/>
    </style:style>
    <style:style style:name="T181" style:family="text">
      <style:text-properties style:font-name="David CLM" fo:font-size="32pt" fo:font-style="italic" officeooo:rsid="05cf33f4" style:font-size-asian="32pt" style:font-style-asian="italic" style:font-name-complex="David CLM" style:font-style-complex="italic"/>
    </style:style>
    <style:style style:name="T182" style:family="text">
      <style:text-properties style:font-name="David CLM" fo:font-size="32pt" fo:font-style="italic" officeooo:rsid="05b5927d" style:font-size-asian="32pt" style:font-style-asian="italic" style:font-name-complex="David CLM" style:font-style-complex="italic"/>
    </style:style>
    <style:style style:name="T183" style:family="text">
      <style:text-properties style:font-name="David CLM" fo:font-size="32pt" fo:font-style="italic" officeooo:rsid="05ebe91c" style:font-size-asian="32pt" style:font-style-asian="italic" style:font-name-complex="David CLM" style:font-style-complex="italic"/>
    </style:style>
    <style:style style:name="T184" style:family="text">
      <style:text-properties style:font-name="David CLM" fo:font-size="32pt" fo:font-style="italic" officeooo:rsid="05ee4e4f" style:font-size-asian="32pt" style:font-style-asian="italic" style:font-name-complex="David CLM" style:font-style-complex="italic"/>
    </style:style>
    <style:style style:name="T185" style:family="text">
      <style:text-properties style:font-name="David CLM" fo:font-weight="normal" officeooo:rsid="03eaf4ec" style:font-weight-asian="normal" style:font-name-complex="David CLM" style:font-weight-complex="normal"/>
    </style:style>
    <style:style style:name="T186" style:family="text">
      <style:text-properties style:font-name="David CLM" fo:font-weight="normal" officeooo:rsid="0407a8fe" style:font-weight-asian="normal" style:font-name-complex="David CLM" style:font-weight-complex="normal"/>
    </style:style>
    <style:style style:name="T187" style:family="text">
      <style:text-properties style:font-name="David CLM" fo:font-weight="normal" officeooo:rsid="03ebe990" style:font-weight-asian="normal" style:font-name-complex="David CLM" style:font-weight-complex="normal"/>
    </style:style>
    <style:style style:name="T188" style:family="text">
      <style:text-properties style:font-name="David CLM" fo:font-weight="normal" officeooo:rsid="03ef2760" style:font-weight-asian="normal" style:font-name-complex="David CLM" style:font-weight-complex="normal"/>
    </style:style>
    <style:style style:name="T189" style:family="text">
      <style:text-properties style:font-name="David CLM" fo:font-weight="normal" officeooo:rsid="03ef3c7f" style:font-weight-asian="normal" style:font-name-complex="David CLM" style:font-weight-complex="normal"/>
    </style:style>
    <style:style style:name="T190" style:family="text">
      <style:text-properties style:font-name="David CLM" fo:font-weight="normal" officeooo:rsid="0407c322" style:font-weight-asian="normal" style:font-name-complex="David CLM" style:font-weight-complex="normal"/>
    </style:style>
    <style:style style:name="T191" style:family="text">
      <style:text-properties style:font-name="David CLM" fo:font-weight="bold" officeooo:rsid="03eaf4ec" style:font-weight-asian="bold" style:font-name-complex="David CLM" style:font-weight-complex="bold"/>
    </style:style>
    <style:style style:name="T192" style:family="text">
      <style:text-properties style:font-name="David CLM" fo:font-weight="bold" officeooo:rsid="0407a8fe" style:font-weight-asian="bold" style:font-name-complex="David CLM" style:font-weight-complex="bold"/>
    </style:style>
    <style:style style:name="T193" style:family="text">
      <style:text-properties style:font-name="David CLM" fo:font-weight="bold" officeooo:rsid="03ef3c7f" style:font-weight-asian="bold" style:font-name-complex="David CLM" style:font-weight-complex="bold"/>
    </style:style>
    <style:style style:name="T194" style:family="text">
      <style:text-properties officeooo:rsid="04718cc7"/>
    </style:style>
    <style:style style:name="T195" style:family="text">
      <style:text-properties style:font-name="sans-serif" fo:font-size="12pt" style:font-size-asian="12pt" style:font-size-complex="12pt"/>
    </style:style>
    <style:style style:name="T196" style:family="text">
      <style:text-properties style:font-name="sans-serif" fo:font-size="12pt" officeooo:rsid="0476338c" style:font-size-asian="12pt" style:font-size-complex="12pt"/>
    </style:style>
    <style:style style:name="T197" style:family="text">
      <style:text-properties officeooo:rsid="0485805d"/>
    </style:style>
    <style:style style:name="T198" style:family="text">
      <style:text-properties officeooo:rsid="04892504"/>
    </style:style>
    <style:style style:name="T199" style:family="text">
      <style:text-properties officeooo:rsid="0489b7ed"/>
    </style:style>
    <style:style style:name="T200" style:family="text">
      <style:text-properties officeooo:rsid="048e8482"/>
    </style:style>
    <style:style style:name="T201" style:family="text">
      <style:text-properties officeooo:rsid="04cbffc5"/>
    </style:style>
    <style:style style:name="T202" style:family="text">
      <style:text-properties officeooo:rsid="050d9ed7"/>
    </style:style>
    <style:style style:name="T203" style:family="text">
      <style:text-properties fo:font-size="10pt" officeooo:rsid="050d9ed7" style:font-size-asian="10pt" style:font-size-complex="10pt"/>
    </style:style>
    <style:style style:name="T204" style:family="text">
      <style:text-properties officeooo:rsid="050ea479"/>
    </style:style>
    <style:style style:name="T205" style:family="text">
      <style:text-properties officeooo:rsid="051abb86"/>
    </style:style>
    <style:style style:name="T206" style:family="text">
      <style:text-properties officeooo:rsid="05294dae"/>
    </style:style>
    <style:style style:name="T207" style:family="text">
      <style:text-properties officeooo:rsid="052ac6a9"/>
    </style:style>
    <style:style style:name="T208" style:family="text">
      <style:text-properties officeooo:rsid="03672cdc"/>
    </style:style>
    <style:style style:name="T209" style:family="text">
      <style:text-properties officeooo:rsid="05704005"/>
    </style:style>
    <style:style style:name="T210" style:family="text">
      <style:text-properties officeooo:rsid="05d0d209"/>
    </style:style>
    <style:style style:name="T211" style:family="text">
      <style:text-properties officeooo:rsid="05d65447"/>
    </style:style>
    <style:style style:name="T212" style:family="text">
      <style:text-properties officeooo:rsid="05f8dc90"/>
    </style:style>
    <style:style style:name="T213" style:family="text">
      <style:text-properties officeooo:rsid="060319bb"/>
    </style:style>
    <style:style style:name="T214" style:family="text">
      <style:text-properties officeooo:rsid="060d1872"/>
    </style:style>
    <style:style style:name="T215" style:family="text">
      <style:text-properties officeooo:rsid="061916d3"/>
    </style:style>
    <style:style style:name="T216" style:family="text">
      <style:text-properties officeooo:rsid="061e4734"/>
    </style:style>
    <style:style style:name="T217" style:family="text">
      <style:text-properties officeooo:rsid="061ff11f"/>
    </style:style>
    <style:style style:name="T218" style:family="text">
      <style:text-properties officeooo:rsid="0625763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שידוכים</text:h>
      <text:p text:style-name="P46"><text:span text:style-name="T208">[80</text:span> דקות]</text:p>
      <text:p text:style-name="P45"><text:span text:style-name="T202">"</text:span>מטרוניתא שאלה את ר' יוסי בר חלפתא<text:span text:style-name="T204">,</text:span> אמרה לו<text:span text:style-name="T202">:</text:span> בכמה ימים ברא הקב"ה את עולמו<text:span text:style-name="T202">?</text:span> אמר לה<text:span text:style-name="T202">:</text:span> לששת ימים<text:span text:style-name="T202">... </text:span>אמרה לו<text:span text:style-name="T202">:</text:span> ומאותה שעה עד עכשיו מהו יושב ועושה<text:span text:style-name="T202">?</text:span> אמר לה<text:span text:style-name="T202">:</text:span> <text:span text:style-name="T2">מזווג ז</text:span><text:span text:style-name="T9">י</text:span><text:span text:style-name="T2">ווגים</text:span><text:span text:style-name="T28">... ו</text:span>אם קלה היא בעיני<text:span text:style-name="T202">י</text:span>ך<text:span text:style-name="T202">,</text:span> קשה היא לפני הקדוש ברוך הוא כקריעת ים סוף<text:span text:style-name="T202">"</text:span><text:span text:style-name="T203"> (ויקרא רבה ח א)</text:span><text:span text:style-name="T202">.</text:span></text:p>
      <text:p text:style-name="P39"><text:span text:style-name="T126">היום נדבר על </text:span>בעיה <text:span text:style-name="T126">מסוג </text:span>חדש: שיבוץ סטודנטים <text:span text:style-name="T33">למחלקות באוניברסיטאות. יש מחלקות שמאד קשה להתקבל אליהן, למשל, מחלקות שנותנות תואר שני בפסיכולוגיה. יש הרבה סטודנטים שרוצים להתקבל ומעט מקומות, והתחרות קשה.</text:span></text:p>
      <text:p text:style-name="P40"><text:span text:style-name="T213">במחשבה ראשונה הבעיה דומה לבעיית חלוקה הוגנת של חדרים בדירה שכורה, או של חפצים בדידים. החפצים הם המקומות באוניברסיטה, וצריך לחלק אותם בהגינות בין הסטודנטים. אבל במחשבה שניה מתברר שיש הבדל גדול בין הבעיות: בעיית הדירה השכורה היא חד-צדדית, ובעיית השיבוץ למחלקות הוא </text:span><text:span text:style-name="T3">דו-צדדי</text:span><text:span text:style-name="T10">ת</text:span><text:span text:style-name="T34">. <text:s/>בדירה שכורה, רק לדיירים יש העדפות; לחדר לא אכפת מי יגור בו... אבל בשיבוץ למחלקות, גם למחלקות יש העדפות שונות! בדרך-כלל מחלקות מדרגות מועמדים לפי הציונים שלהם, אבל כל מחלקה נותנת משקל שונה לציונים שונים. יש גם שיקולים נוספים כמו ליצור איזון בין אוכלוסיות שונות, הפליה מתקנת, וכד'. </text:span></text:p>
      <text:p text:style-name="P41">שיבוץ דו-צדדי נקרא גם <text:span text:style-name="T2">שידוך</text:span><text:span text:style-name="T11"> (matching). אפשר להבין למה - הבעיה הקלאסית שתמיד מביאים כדוגמה היא שידוך בין נשים לגברים. יש </text:span><text:span text:style-name="T32">n</text:span><text:span text:style-name="T11"> נשים ו-</text:span><text:span text:style-name="T32">n</text:span><text:span text:style-name="T11"> גברים. לכל אישה יש סדר העדפות לגבי הגברים ולכל גבר יש סדר העדפות לגבי הנשים, וצריך למצוא שידוך "טוב" ביניהם (בהמשך נגדיר מהו שידוך "טוב"). </text:span><text:span text:style-name="T13"><text:s text:c="2"/></text:span><text:span text:style-name="T12">במציאות</text:span><text:span text:style-name="T14">, עד כמה שידוע לי, שידוכים בין נשים לגברים לא נעשים בעזרת </text:span><text:span text:style-name="T29">ה</text:span><text:span text:style-name="T14">אלגוריתמים</text:span><text:span text:style-name="T29"> שנלמד בהמשך</text:span><text:span text:style-name="T14">, אבל </text:span><text:span text:style-name="T29">האלגוריתמים הללו </text:span><text:span text:style-name="T15">נפוצים ומקובלים בתחומים רבי</text:span><text:span text:style-name="T16">ם</text:span><text:span text:style-name="T15"> אחרים.</text:span></text:p>
      <text:p text:style-name="Heading_20_2"><text:span text:style-name="T15">ש</text:span><text:span text:style-name="T11">וק דו-צדדי מבוזר</text:span></text:p>
      <text:p text:style-name="P42">כדי להבין מדוע שוק דו-צדדי מורכב יותר משוק חד-צדדי<text:span text:style-name="T36"> (ומדוע קשה יותר למצוא שידוך טוב מלמצוא שיבוץ טוב)</text:span>, נתאר קודם את המצב המתקיים <text:span text:style-name="T35">בשווקים דו-צדדיים כאשר הם </text:span><text:span text:style-name="T4">מבוזרים</text:span><text:span text:style-name="T35">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42"><text:span text:style-name="T35">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35"> (unraveling). </text:span></text:p>
      <text:p text:style-name="P43">בשנת 1945 החליטו האוניברסיטאות שהמצב לא יכול להימשך כך, <text:span text:style-name="T39">ו</text:span>סיכמו ביניה<text:span text:style-name="T39">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38">.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37">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44">בשנת 1952 בתי החולים החליטו <text:span text:style-name="T40">לבנות מערכת חדשה שתקבע שידוך בניהול </text:span><text:span text:style-name="T5">מרכזי</text:span><text:span text:style-name="T18"> (centralized)</text:span><text:span text:style-name="T40">.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Heading_20_2"><text:span text:style-name="T15">ש</text:span><text:span text:style-name="T11">וק דו-צדדי </text:span><text:span text:style-name="T17">בניהול מרכזי</text:span></text:p>
      <text:p text:style-name="P3">ברגע שהחלטנו לעבור למערכת מרכזית, אפשר להתחיל לדבר על <text:span text:style-name="T2">אלגוריתם למציאת שידוך</text:span>. <text:s/><text:span text:style-name="T41">הקלט לאלגוריתם כזה הוא סדר העדיפויות של כל אחד מהמשתתפים </text:span><text:span text:style-name="T6">בכל אחד מהצדדים</text:span><text:span text:style-name="T41"> של השוק. למשל, בדוגמה של שידוך סטודנטים למחלקות:</text:span></text:p>
      <text:list xml:id="list362340056" text:style-name="L1">
        <text:list-item>
          <text:p text:style-name="P66">כל סטודנט צריך לדווח את רשימת המחלקות שהוא רוצה להתקבל <text:span text:style-name="T42">א</text:span>ליהן<text:span text:style-name="T42">,</text:span> לפי סדר העדיפויות<text:span text:style-name="T42"> שלו</text:span>.</text:p>
        </text:list-item>
        <text:list-item>
          <text:p text:style-name="P66">כל מחלקה צריכה לדווח את רשימת הסטודנטים שהיא רוצה לקבל, לפי סדר העדיפויות<text:span text:style-name="T42"> שלה</text:span>.</text:p>
        </text:list-item>
      </text:list>
      <text:p text:style-name="P4">האלגוריתם צריך למצוא שידוך, כלומר - להתאים כל סטודנט למחלקה, כך שמספר הסטודנטים בכל מחלקה יהיה שווה לקיבולת שלה<text:span text:style-name="T45">.</text:span></text:p>
      <text:p text:style-name="P16">בשלב ראשון, לצורך הפשטות, נניח שבכל מחלקה יש מקום אחד (בהמשך נראה איך להכליל למחלקות שיש בהן הרבה מקומות).</text:p>
      <text:p text:style-name="P5">איך אנחנו מגדירים שידוך "טוב"? קודם-כל, שידוך טוב כמובן חייב להיות יעיל פארטו. אבל זה לא מספיק. </text:p>
      <text:p text:style-name="P6"><text:span text:style-name="T2">דוגמה</text:span>. <text:s/><text:span text:style-name="T43">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7">האם השידוך יעיל פארטו? כן! אי אפשר לבצע שיפורי פארטו. כל שינוי יפגע בסטודנט ב ו/או במחלקה 2. </text:p>
      <text:p text:style-name="P9">אבל יש כאן בעיה אחרת. סטודנט א מעדיף את מחלקה 1, ומחלקה 1 מעדיפה את סטודנט א. אז הם יכולים <text:span text:style-name="T44">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 </text:span></text:p>
      <text:p text:style-name="P72">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
      <text:p text:style-name="P8"><text:span text:style-name="T44">כדי למנוע את פרימת השוק, אנחנו צריכים אלגוריתם שיוצר שידוך שבו לא יהיו זוגות </text:span><text:span text:style-name="T19">ש</text:span><text:span text:style-name="T7">ירצו </text:span><text:span text:style-name="T21">לבצע קומבינה כזאת.</text:span></text:p>
      <text:p text:style-name="P10"><text:span text:style-name="T2">הגדר</text:span><text:span text:style-name="T8">ות</text:span><text:span text:style-name="T20"> [כל ההגדרות מניחות שיש מקום אחד בכל מחלקה. ההרחבה למצב של כמה מקומות בכל מחלקה - בשיעורי הבית].</text:span></text:p>
      <text:list xml:id="list1702565056" text:style-name="L2">
        <text:list-item>
          <text:p text:style-name="P74"><text:span text:style-name="T185">בהינתן שידוך כלשהו, נגדיר </text:span><text:span text:style-name="T191">זוג </text:span><text:span text:style-name="T192">מערער </text:span><text:span text:style-name="T186">(blocking pair)</text:span><text:span text:style-name="T185"> </text:span><text:span text:style-name="T187">כזוג של סטודנט+מחלקה עם המאפיינים הבאים: (א) הסטודנט לא משודך למחלקה. (ב) הסטודנט מעדיף את המחלקה על-פני </text:span><text:span text:style-name="T188">זו שמשודכת לו</text:span><text:span text:style-name="T187">. (ג) המחלקה מעדיפה את הסטודנט על-פני </text:span><text:span text:style-name="T188">זה שמשודך אליה.</text:span></text:p>
        </text:list-item>
        <text:list-item>
          <text:p text:style-name="P75"><text:span text:style-name="T189">שידוך נקרא </text:span><text:span text:style-name="T193">יציב</text:span><text:span text:style-name="T189"> (stable) אם אין בו זוגות </text:span><text:span text:style-name="T190">מערערים</text:span><text:span text:style-name="T189">.</text:span></text:p>
        </text:list-item>
      </text:list>
      <text:p text:style-name="P17">כל שידוך יציב הוא יעיל פארטו (<text:span text:style-name="T46">שיעורי בית</text:span>) אבל ההיפך לא נכון<text:span text:style-name="T46"> (ראינו למעלה)</text:span>. <text:span text:style-name="T47"><text:s/></text:span></text:p>
      <text:p text:style-name="P11"><text:span text:style-name="T2">האם תמיד קיים שידוך יציב?</text:span> זה בכלל לא מובן מאליו. העובדה שהגדרנו משהו, לא אומרת שהוא תמיד קיים...</text:p>
      <text:p text:style-name="P12">אבל במקרה שלנו, מתברר שהתשובה היא כן! תמיד קיים שידוך יציב. יותר מזה, קיים אלגוריתם יעיל שמוצא אותו.<text:span text:style-name="T55"> הנה הוא.</text:span></text:p>
      <text:p text:style-name="P55"><text:span text:style-name="T17">א</text:span><text:span text:style-name="T11">לגוריתם </text:span><text:span text:style-name="T25">"קבלה על-תנאי"</text:span><text:span text:style-name="T24"> </text:span><text:span text:style-name="T11">(deferred acceptance)</text:span><text:span text:style-name="T23">.</text:span></text:p>
      <text:p text:style-name="P13"><text:span text:style-name="T23">האלגוריתם </text:span><text:span text:style-name="T27">הוצע לראשונה בשנת 1952 ע"י סטודנטים לרפואה שרצו לתקן את המנגנון הקיים להשמת מתמחים לבתי-חולים בארה"ב. הוא הוצג </text:span><text:span text:style-name="T23">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P47"><text:span text:style-name="T125">לצורך הפשטות </text:span>אנחנו מניחים שיש מקום אחד בכל מחלקה<text:span text:style-name="T197">.</text:span></text:p>
      <text:p text:style-name="P51"><text:span text:style-name="T48">א</text:span><text:span text:style-name="T49">. כל סטודנט הולך למחלקה שהוא הכי רוצה, מבין המחלקות שעדיין לא דחו אותו, ונותן לה </text:span><text:span text:style-name="T52">הצעה</text:span><text:span text:style-name="T49">.</text:span></text:p>
      <text:p text:style-name="P52"><text:span text:style-name="T49">ב. כל מחלקה משאירה אצלה את הסטודנט שהיא הכי רוצה, מבין הסטודנטים שנמצאים בה, ו</text:span><text:span text:style-name="T52">דוחה </text:span><text:span text:style-name="T49">את כל השאר.</text:span><text:span text:style-name="T54"> </text:span></text:p>
      <text:p text:style-name="P53"><text:span text:style-name="T54"><text:s/></text:span><text:span text:style-name="T53"><text:s text:c="3"/>(הסטודנט שנשאר במחלקה התקבל על-תנאי שלא יבוא סטודנט טוב יותר. מכאן שם האלגוריתם).</text:span></text:p>
      <text:p text:style-name="P54">ג. חוזרים על שלבים א ו-ב עד שכולם משודכים.</text:p>
      <text:p text:style-name="P48"/>
      <text:p text:style-name="P49"><text:span text:style-name="T2">משפט</text:span><text:span text:style-name="T11">. אלגוריתם </text:span><text:span text:style-name="T26">"</text:span><text:span text:style-name="T25">קבלה על-תנאי</text:span><text:span text:style-name="T26">"</text:span><text:span text:style-name="T11"> מסתיים בשידוך יציב.</text:span></text:p>
      <text:p text:style-name="P50"><text:span text:style-name="T32">הוכחה</text:span><text:span text:style-name="T11">. </text:span><text:span text:style-name="T22">צריך להוכיח שלושה דברים: מסתיים, בשידוך, יציב.</text:span></text:p>
      <text:list xml:id="list2197604934" text:style-name="L3">
        <text:list-item>
          <text:p text:style-name="P86"><text:span text:style-name="T57">מס</text:span><text:span text:style-name="T56">תיים</text:span><text:span text:style-name="T59">: כי כל סטודנט מציע לכל מחלקה פעם אחת לכל היותר.</text:span><text:span text:style-name="T60"> מספר המחלקות והסטודנטים סופי ולכן הכל מסתיים.</text:span></text:p>
        </text:list-item>
        <text:list-item>
          <text:p text:style-name="P86"><text:span text:style-name="T56">בשידוך</text:span><text:span text:style-name="T59">: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87"><text:span text:style-name="T56">יציב</text:span><text:span text:style-name="T59">: מצבה של כל </text:span><text:span text:style-name="T58">מחלקה </text:span><text:span text:style-name="T59">הולך ומשתפר</text:span><text:span text:style-name="T61"> - היא מחליפה שידוך רק אם מגיע סטודנט טוב יותר עבורה. <text:s text:c="2"/></text:span><text:span text:style-name="T59">לעומת זאת, </text:span><text:span text:style-name="T61">מצבו של </text:span><text:span text:style-name="T59">כל </text:span><text:span text:style-name="T58">סטודנט </text:span><text:span text:style-name="T59">הולך </text:span><text:span text:style-name="T61">ומתדרדר - כשהוא נדחה, הוא תמיד עובר למחלקה גרועה יותר עבורו.</text:span></text:p>
        </text:list-item>
        <text:list-item>
          <text:p text:style-name="P89">מכאן, אם זוג מסויים (ס,מ) לא נוצר אז יש שתי אפשרויות:</text:p>
          <text:list>
            <text:list-item>
              <text:p text:style-name="P90"><text:span text:style-name="T214">אפשרות</text:span> א<text:span text:style-name="T214">:</text:span> ס עוד לא היה ב-מ: מכאן ש-ס נמצא במחלקה טובה יותר.</text:p>
            </text:list-item>
            <text:list-item>
              <text:p text:style-name="P91"><text:span text:style-name="T149">אפשרות</text:span><text:span text:style-name="T148"> ב. ס כבר היה ב-מ: מכאן של-מ יש סטודנט טוב יותר. <text:s text:c="3"/></text:span><text:span text:style-name="T150">***</text:span></text:p>
            </text:list-item>
          </text:list>
        </text:list-item>
      </text:list>
      <text:p text:style-name="P97">מחלקות גדולות</text:p>
      <text:p text:style-name="Text_20_body">ע<text:span text:style-name="T215">ד עכשיו הנחנו שבכל מחלקה יש מקום לסטודנט אחד. במציאות זה כמובן לא נכון, בכל מחלקה יש מקום להרבה סטודנטים.</text:span></text:p>
      <text:p text:style-name="P76">קל להרחיב את אלגוריתם "קבלה על תנאי" למצב זה:</text:p>
      <text:p text:style-name="P88"><text:span text:style-name="T48">א</text:span><text:span text:style-name="T49">. כל סטודנט הולך למחלקה שהוא הכי רוצה, מבין המחלקות שעדיין לא דחו אותו, ונותן לה </text:span><text:span text:style-name="T52">הצעה</text:span><text:span text:style-name="T49">.</text:span></text:p>
      <text:p text:style-name="P77"><text:span text:style-name="T49">ב. כל מחלקה </text:span><text:span text:style-name="T50">שיש לה </text:span><text:span text:style-name="T51">יותר </text:span><text:span text:style-name="T50">סטודנטים מהכמות שהיא יכולה לקבל </text:span><text:span text:style-name="T51">- משאירה את הטובים ביותר, ודוחה את כל השאר.</text:span></text:p>
      <text:p text:style-name="P78">האלגוריתם עובד בדיוק כמו קודם, כל עוד <text:span text:style-name="T216">אין קשר בין הסטודנטים מבחינת ההעדפות שלהם ומבחינת ההעדפות של המחלקות. הנה שני מקרים שבהם האלגוריתם עלול לא לעבוד:</text:span></text:p>
      <text:list xml:id="list2329340244" text:style-name="L7">
        <text:list-item>
          <text:p text:style-name="P79">זוגות נשואים של סטודנטים רוצים להתקבל <text:span text:style-name="T217">לאותה מחלקה</text:span>. <text:span text:style-name="T217">הבעיה מעשית ביותר בשיבוץ רופאים-מתמחים לבתי-חולים: מתברר שיש הרבה זוגות נשואים המסיימים לימודי רפואה ביחד, וחשוב להם להתמחות באותו מקום. במצב זה לא תמיד קיים שיבוץ יציב, וישנו מחקר רב על אלגוריתמים המוצאים שיבוץ יציב בהסתברות גבוהה.</text:span></text:p>
        </text:list-item>
        <text:list-item>
          <text:p text:style-name="P80"><text:span text:style-name="T218">למחלקות יש אילוצים של גיוון, למשל מחלקות רוצות לקבל מספר מסויים של סטודנטים מקבוצות-מיעוט מסויימות וכד'. חלק מהאילוצים עדיין מאפשרים מציאת שיבוץ יציב, אבל יש אילוצים הגורמים לכך שלא קיים שיבוץ יציב - גם כאן יש מחקר ענף ומגוון.</text:span></text:p>
        </text:list-item>
      </text:list>
      <text:p text:style-name="P73"/>
      <text:p text:style-name="P57">הרחבות</text:p>
      <text:p text:style-name="P71">ניתן להרחיב את המנגנון <text:span text:style-name="T198">ב</text:span>דרכים<text:span text:style-name="T198"> רבות</text:span>. לדוגמה, <text:span text:style-name="T199">סטודנט יכול להחליט שיש מחלקות מסויימות שהוא לא רוצה בכלל - הוא מעדיף להישאר בלי מחלקה, מאשר להיות משודך אליהן. <text:s/>במקרה זה אומרים שהסטודנט "מקצץ" (truncate) את רשימת העדיפויות שלו. למשל, אם יש 10 מחלקות אבל הוא מוכן להירשם רק ל-3 מתוכן, אז הוא מגיש סדר עדיפויות רק עבור 3 המחלקות הללו ומקצץ את הרשימה אחרי המחלקה השלישית. אם כל שלושת המחלקות הללו דוחות אותו, הוא יישאר בלי מחלקה (או משודך ל"קבוצה ריקה"). <text:s text:c="3"/>באותו אופן מחלקות יכולות "לקצץ" את הרשימה שלהן כדי לקבוע שהן לא מוכנות בשום אופן לקבל סטודנטים מסויימים. אם הסטודנטים הללו יפנו אליהן, הם יידחו מייד.</text:span></text:p>
      <text:p text:style-name="P56">איזה שידוך יציב מתקבל?</text:p>
      <text:p text:style-name="P15">באלגוריתם שהצגנו למעלה, הסטודנטים מציעים למחלקות, והמחלקות מחליטות את מי לקבל.</text:p>
      <text:p text:style-name="P15">יכולנו גם לנהל את האלגוריתם בסדר הפוך: המחלקות מציעות לסטודנטים, והסטודנטים מחליטים את מי לקבל.</text:p>
      <text:p text:style-name="P14">האם לדעתכם יש הבדל בין שתי הגישות? כסטודנטים, איזה אלגוריתם תעדיפו? כמנהלי מחלקות, איזה אלגוריתם תעדיפו?</text:p>
      <text:p text:style-name="P27"><text:span text:style-name="T63">משפט</text:span><text:span text:style-name="T64">: כשהסטודנטים הם המציעים – השידוך המתקבל הוא </text:span><text:span text:style-name="T104">הטוב ביותר לכל הסטודנטים</text:span><text:span text:style-name="T64"> מכל השידוכים היציבים</text:span><text:span text:style-name="T65">.</text:span></text:p>
      <text:p text:style-name="P29"><text:span text:style-name="T62">משפט שקול</text:span><text:span text:style-name="T64">: </text:span><text:span text:style-name="T67">יהי </text:span><text:span text:style-name="T71">שידוך-א (</text:span><text:span text:style-name="T107">ש</text:span><text:span text:style-name="T106">א</text:span><text:span text:style-name="T71">)</text:span><text:span text:style-name="T67"> שידוך יציב כלשהו. <text:s text:c="2"/>יהי </text:span><text:span text:style-name="T71">שידוך-ב (</text:span><text:span text:style-name="T106">שב</text:span><text:span text:style-name="T71">)</text:span><text:span text:style-name="T67"> שידוך המתקבל ע"י אלגוריתם קבלה-על-תנאי שבו הסטודנטים מציעים.</text:span></text:p>
      <text:p text:style-name="P33"><text:span text:style-name="T70">אז </text:span><text:span text:style-name="T67">כל סטודנט </text:span><text:span text:style-name="T70">ס </text:span><text:span text:style-name="T80">רוצה</text:span><text:span text:style-name="T70"> את</text:span><text:span text:style-name="T75"> המחלקה</text:span><text:span text:style-name="T70"> </text:span><text:span text:style-name="T108">שב</text:span><text:span text:style-name="T120">(ס)</text:span><text:span text:style-name="T72"> </text:span><text:span text:style-name="T79">לפחות כמו </text:span><text:span text:style-name="T90">את </text:span><text:span text:style-name="T75">המחלקה</text:span><text:span text:style-name="T72"> </text:span><text:span text:style-name="T108">שא</text:span><text:span text:style-name="T120">(ס)</text:span><text:span text:style-name="T121">.</text:span></text:p>
      <text:p text:style-name="P36"/>
      <text:p text:style-name="P32"><text:span text:style-name="T105">הוכחה</text:span><text:span text:style-name="T67">: נניח בשלילה </text:span><text:span text:style-name="T68">שיש סטודנט </text:span><text:span text:style-name="T74">ס </text:span><text:span text:style-name="T69">כלשהו </text:span><text:span text:style-name="T81">הרוצה </text:span><text:span text:style-name="T68">את </text:span><text:span text:style-name="T109">שא</text:span><text:span text:style-name="T73">(ס) </text:span><text:span text:style-name="T81">יותר מ</text:span><text:span text:style-name="T92">את </text:span><text:span text:style-name="T109">שב</text:span><text:span text:style-name="T73">(ס)</text:span><text:span text:style-name="T68">. </text:span><text:span text:style-name="T69"><text:s text:c="3"/>במצב ב, </text:span><text:span text:style-name="T66">כל סטודנט יורד ברשימת המחלקות שלו </text:span><text:span text:style-name="T69">מהטובה לגרועה; </text:span><text:span text:style-name="T74">לכן, במצב ב הסטודנט ס נדחה ע"י </text:span><text:span text:style-name="T110">שא</text:span><text:span text:style-name="T74">(ס). <text:s text:c="2"/>נניח בה"כ ש-ס הוא הסטודנט הראשון שנדחה ע"י </text:span><text:span text:style-name="T110">שא</text:span><text:span text:style-name="T74">(ס).</text:span><text:span text:style-name="T75"> <text:s text:c="2"/></text:span><text:span text:style-name="T76">זה אומר ש</text:span><text:span text:style-name="T75">המחלקה </text:span><text:span text:style-name="T111">שא</text:span><text:span text:style-name="T76">(ס) קיבלה הצעה מסטודנט אחר כלשהו ע, </text:span><text:span text:style-name="T95">והיא </text:span><text:span text:style-name="T82">רוצה </text:span><text:span text:style-name="T94">אותו </text:span><text:span text:style-name="T82">יותר מ</text:span><text:span text:style-name="T94">את </text:span><text:span text:style-name="T76">ס</text:span><text:span text:style-name="T77">. <text:s/>כיוון ששידוך א יציב, </text:span><text:span text:style-name="T78">הסטודנט ע </text:span><text:span text:style-name="T83">רוצה </text:span><text:span text:style-name="T78">את </text:span><text:span text:style-name="T112">שא</text:span><text:span text:style-name="T78">(ע) </text:span><text:span text:style-name="T84">יותר מ</text:span><text:span text:style-name="T93">את </text:span><text:span text:style-name="T112">שא</text:span><text:span text:style-name="T78">(ס)</text:span><text:span text:style-name="T85">. כיוון שהסטודנטים יורדים מהטובה לגרועה, ע </text:span><text:span text:style-name="T86">נדחה מ-</text:span><text:span text:style-name="T113">שא</text:span><text:span text:style-name="T86">(ע) לפני שהוא הגיע ל-</text:span><text:span text:style-name="T113">שא</text:span><text:span text:style-name="T86">(ס).</text:span><text:span text:style-name="T87"> <text:s/>אבל זו סתירה להנחתנו ש-ס היה הראשון שנדחה. <text:s/>***</text:span></text:p>
      <text:p text:style-name="P38"/>
      <text:p text:style-name="P25">המשפט הזה מאד מעניין כי הוא מנוגד לאינטואיציה, ולא רק לאינטואיציה שלי: הסטודנטים לרפואה שפיתחו את המנגנון בשנת 1952, קבעו שבתי-החולים יהיו המציעים! אילו הם היו יודעים את המשפט שהוכחנו הרגע, הם היו מעדיפים שהסטודנטים יציעו.</text:p>
      <text:p text:style-name="Heading_20_2">האם אלגוריתם "קבלה על-תנאי" אמיתי?</text:p>
      <text:p text:style-name="P19">אלגוריתם "קבלה על-תנאי" הוא אמיתי למחצה. למה הכוונה? אם הסטודנטים מציעים, אז אפשר להוכיח שהאלגוריתם הוא אמיתי <text:span text:style-name="T2">עבור הסטודנטים</text:span>. כלומר, הכי משתלם לכל סטודנט <text:span text:style-name="T201">לגשת למחלקות בסדר העדיפויות האמיתי שלו. </text:span></text:p>
      <text:p text:style-name="P23">ההוכחה מורכבת למדי<text:span text:style-name="T210">. נציג כאן הוכחה חלקית בלבד (יש בה "חור" בשלב האחרון).</text:span></text:p>
      <text:p text:style-name="P28"><text:span text:style-name="T63">משפט</text:span><text:span text:style-name="T64">: כשהסטודנטים הם המציעים – </text:span><text:span text:style-name="T88">אלגוריתם קבלה-על-תנאי הוא </text:span><text:span text:style-name="T114">אמיתי עבור הסטודנטים</text:span><text:span text:style-name="T88">. </text:span></text:p>
      <text:p text:style-name="P31"><text:span text:style-name="T62">משפט שקול</text:span><text:span text:style-name="T64">: </text:span><text:span text:style-name="T67">יהי </text:span><text:span text:style-name="T71">שידוך-א (</text:span><text:span text:style-name="T107">ש</text:span><text:span text:style-name="T106">א</text:span><text:span text:style-name="T71">)</text:span><text:span text:style-name="T67"> שידוך כלשהו</text:span><text:span text:style-name="T89"> שהוא יציב על-פי פרופיל-העדפות נתון </text:span><text:span text:style-name="T115">פא</text:span><text:span text:style-name="T67">. <text:s text:c="2"/></text:span></text:p>
      <text:p text:style-name="P31"><text:span text:style-name="T67">יהי </text:span><text:span text:style-name="T71">שידוך-ב (</text:span><text:span text:style-name="T106">שב</text:span><text:span text:style-name="T71">)</text:span><text:span text:style-name="T67"> שידוך המתקבל ע"י אלגוריתם קבלה-על-תנאי שבו הסטודנטים מציעים</text:span><text:span text:style-name="T89">, עם פרופיל-העדפות </text:span><text:span text:style-name="T115">פב</text:span><text:span text:style-name="T89">, שהוא זהה ל-</text:span><text:span text:style-name="T115">פא</text:span><text:span text:style-name="T89"> פרט להעדפות של סטודנט אחד כלשהו ס0.</text:span></text:p>
      <text:p text:style-name="P30"><text:span text:style-name="T70">אז </text:span><text:span text:style-name="T89">הסטודנט </text:span><text:span text:style-name="T70">ס</text:span><text:span text:style-name="T89">0</text:span><text:span text:style-name="T70"> </text:span><text:span text:style-name="T80">רוצה</text:span><text:span text:style-name="T70"> את</text:span><text:span text:style-name="T75"> המחלקה</text:span><text:span text:style-name="T70"> </text:span><text:span text:style-name="T108">שב</text:span><text:span text:style-name="T120">(ס</text:span><text:span text:style-name="T123">0</text:span><text:span text:style-name="T120">)</text:span><text:span text:style-name="T72"> </text:span><text:span text:style-name="T79">לפחות כמו </text:span><text:span text:style-name="T89">את </text:span><text:span text:style-name="T75">המחלקה</text:span><text:span text:style-name="T72"> </text:span><text:span text:style-name="T108">שא</text:span><text:span text:style-name="T120">(ס</text:span><text:span text:style-name="T124">0</text:span><text:span text:style-name="T120">)</text:span><text:span text:style-name="T122">, בהתאם להעדפות שלו בפרופיל </text:span><text:span text:style-name="T116">פב</text:span><text:span text:style-name="T122">.</text:span></text:p>
      <text:p text:style-name="P35"><text:span text:style-name="T211">[</text:span>לפני שתקראו את ההוכחה, ודאו שאתם מבינים למה שני המשפטים שקולים!]</text:p>
      <text:p text:style-name="P37"/>
      <text:p text:style-name="P34"><text:span text:style-name="T119">הוכחה חלקית</text:span><text:span text:style-name="T67">: נניח בשלילה </text:span><text:span text:style-name="T91">שה</text:span><text:span text:style-name="T68">סטודנט </text:span><text:span text:style-name="T74">ס</text:span><text:span text:style-name="T91">0</text:span><text:span text:style-name="T74"> </text:span><text:span text:style-name="T103">בפרופיל פב </text:span><text:span text:style-name="T81">רוצה </text:span><text:span text:style-name="T68">את </text:span><text:span text:style-name="T109">שא</text:span><text:span text:style-name="T73">(ס</text:span><text:span text:style-name="T91">0</text:span><text:span text:style-name="T73">) </text:span><text:span text:style-name="T81">יותר מ</text:span><text:span text:style-name="T91">את </text:span><text:span text:style-name="T109">שב</text:span><text:span text:style-name="T73">(ס</text:span><text:span text:style-name="T91">0</text:span><text:span text:style-name="T73">)</text:span><text:span text:style-name="T68">. </text:span><text:span text:style-name="T69"><text:s text:c="2"/></text:span><text:span text:style-name="T96">אם כך</text:span><text:span text:style-name="T74">, במצב ב הסטודנט ס</text:span><text:span text:style-name="T96">0</text:span><text:span text:style-name="T74"> נדחה ע"י </text:span><text:span text:style-name="T110">שא</text:span><text:span text:style-name="T74">(ס</text:span><text:span text:style-name="T97">0</text:span><text:span text:style-name="T74">). <text:s text:c="2"/></text:span><text:span text:style-name="T98">יהי ס1 הסטודנט הראשון שנדחה ע"י </text:span><text:span text:style-name="T117">שא</text:span><text:span text:style-name="T98">(ס1)</text:span><text:span text:style-name="T99">. <text:s text:c="2"/></text:span><text:span text:style-name="T76">זה אומר ש</text:span><text:span text:style-name="T75">המחלקה </text:span><text:span text:style-name="T111">שא</text:span><text:span text:style-name="T76">(ס</text:span><text:span text:style-name="T99">1</text:span><text:span text:style-name="T76">) קיבלה הצעה מסטודנט אחר כלשהו </text:span><text:span text:style-name="T100">ס2</text:span><text:span text:style-name="T76">, שהיא </text:span><text:span text:style-name="T82">רוצה יותר מ-</text:span><text:span text:style-name="T76">ס</text:span><text:span text:style-name="T100">1</text:span><text:span text:style-name="T77">. <text:s/>כיוון ששידוך א יציב</text:span><text:span text:style-name="T101"> לפי פרופיל </text:span><text:span text:style-name="T118">פא</text:span><text:span text:style-name="T77">, </text:span><text:span text:style-name="T78">הסטודנט </text:span><text:span text:style-name="T101">ס2</text:span><text:span text:style-name="T78"> </text:span><text:span text:style-name="T83">רוצה </text:span><text:span text:style-name="T78">את </text:span><text:span text:style-name="T112">שא</text:span><text:span text:style-name="T78">(</text:span><text:span text:style-name="T101">ס2</text:span><text:span text:style-name="T78">) </text:span><text:span text:style-name="T84">יותר מ</text:span><text:span text:style-name="T101">את </text:span><text:span text:style-name="T112">שא</text:span><text:span text:style-name="T78">(ס</text:span><text:span text:style-name="T102">1</text:span><text:span text:style-name="T78">)</text:span><text:span text:style-name="T102">, לפי פרופיל פא. עכשיו יש שני מקרים:</text:span></text:p>
      <text:list xml:id="list3039675161" text:style-name="L4">
        <text:list-item>
          <text:p text:style-name="P61"><text:span text:style-name="T178">מקרה א</text:span><text:span text:style-name="T153">: ס2 לא שווה ל-ס0. <text:s/>כיוון שההבדל היחיד בין הפרופילים הוא בהעדפות של ס0, נובע מהמשפט הקודם ש-ס2 </text:span><text:span text:style-name="T154">רוצה </text:span><text:span text:style-name="T155">את </text:span><text:span text:style-name="T177">שא</text:span><text:span text:style-name="T155">(</text:span><text:span text:style-name="T156">ס2</text:span><text:span text:style-name="T155">) </text:span><text:span text:style-name="T157">יותר מ</text:span><text:span text:style-name="T156">את </text:span><text:span text:style-name="T177">שא</text:span><text:span text:style-name="T155">(ס</text:span><text:span text:style-name="T153">1</text:span><text:span text:style-name="T155">)</text:span><text:span text:style-name="T153">, </text:span><text:span text:style-name="T158">גם </text:span><text:span text:style-name="T171">ב</text:span><text:span text:style-name="T153">פרופיל </text:span><text:span text:style-name="T178">פ</text:span><text:span text:style-name="T179">ב</text:span><text:span text:style-name="T153">. </text:span><text:span text:style-name="T158"><text:s/></text:span><text:span text:style-name="T159">כיוון </text:span><text:span text:style-name="T158">שבמצב ב </text:span><text:span text:style-name="T159">הסטודנטים יורדים </text:span><text:span text:style-name="T158">מהחלקה </text:span><text:span text:style-name="T159">הטובה לגרועה, </text:span><text:span text:style-name="T158">נובע מכך ש-ס2</text:span><text:span text:style-name="T159"> </text:span><text:span text:style-name="T160">נדחה מ-</text:span><text:span text:style-name="T180">שא</text:span><text:span text:style-name="T160">(</text:span><text:span text:style-name="T158">ס2</text:span><text:span text:style-name="T160">) לפני </text:span><text:span text:style-name="T158">שהספיק ל</text:span><text:span text:style-name="T160">הגיע ל-</text:span><text:span text:style-name="T180">שא</text:span><text:span text:style-name="T160">(ס</text:span><text:span text:style-name="T158">1</text:span><text:span text:style-name="T160">).</text:span><text:span text:style-name="T161"> <text:s/>אבל זו סתירה להנחתנו ש-ס</text:span><text:span text:style-name="T158">1</text:span><text:span text:style-name="T161"> היה הראשון שנדחה. <text:s/></text:span></text:p>
        </text:list-item>
        <text:list-item>
          <text:p text:style-name="P62"><text:span text:style-name="T181">מ</text:span><text:span text:style-name="T176">קרה ב</text:span><text:span text:style-name="T152">: ס2 הוא ס0. <text:s/></text:span><text:span text:style-name="T162"><text:s/></text:span><text:span text:style-name="T163">לפי </text:span><text:span text:style-name="T170">ההנחה-בשלילה בתחילת ההוכחה</text:span><text:span text:style-name="T163">, <text:s/></text:span><text:span text:style-name="T164">ס</text:span><text:span text:style-name="T165">0</text:span><text:span text:style-name="T164"> </text:span><text:span text:style-name="T171">בפרופיל </text:span><text:span text:style-name="T183">פב</text:span><text:span text:style-name="T171"> </text:span><text:span text:style-name="T166">רוצה </text:span><text:span text:style-name="T167">את </text:span><text:span text:style-name="T182">שא</text:span><text:span text:style-name="T168">(ס</text:span><text:span text:style-name="T165">0</text:span><text:span text:style-name="T168">) </text:span><text:span text:style-name="T166">יותר מ</text:span><text:span text:style-name="T165">את </text:span><text:span text:style-name="T182">שב</text:span><text:span text:style-name="T168">(ס</text:span><text:span text:style-name="T165">0</text:span><text:span text:style-name="T168">)</text:span><text:span text:style-name="T167">. </text:span><text:span text:style-name="T169"><text:s/></text:span><text:span text:style-name="T172">מכאן שבמצב ב, בשלב כלשהו, המחלקה </text:span><text:span text:style-name="T184">שא</text:span><text:span text:style-name="T172">(ס0) דחתה את ס0. <text:s/></text:span><text:span text:style-name="T173"><text:s/>כיוון ש-ס0 אינו הראשון שנדחה (הראשון הוא ס1), </text:span><text:span text:style-name="T174">סדר האירועים </text:span><text:span text:style-name="T175">במצב ב </text:span><text:span text:style-name="T174">חייב להיות כזה:</text:span></text:p>
          <text:list>
            <text:list-item>
              <text:p text:style-name="P63"><text:span text:style-name="T127">ס1 הגיע למחלקה </text:span><text:span text:style-name="T151">שא</text:span><text:span text:style-name="T127">(ס1).</text:span></text:p>
            </text:list-item>
            <text:list-item>
              <text:p text:style-name="P63"><text:span text:style-name="T127">ס0 הגיע למחלקה </text:span><text:span text:style-name="T151">שא</text:span><text:span text:style-name="T127">(ס1) וגרם לה לדחות את ס1.</text:span></text:p>
            </text:list-item>
            <text:list-item>
              <text:p text:style-name="P64"><text:span text:style-name="T127">ס0 הגיע למחלקה </text:span><text:span text:style-name="T151">שא</text:span><text:span text:style-name="T127">(ס0).</text:span></text:p>
            </text:list-item>
            <text:list-item>
              <text:p text:style-name="P64"><text:span text:style-name="T127">סטודנט אחר, נניח ס3, הגיע למחלקה </text:span><text:span text:style-name="T151">שא</text:span><text:span text:style-name="T127">(ס0) וגרם לה לדחות את ס0. </text:span></text:p>
            </text:list-item>
            <text:list-item>
              <text:p text:style-name="P65"><text:span text:style-name="T127">ס0 הגיע בסוף למחלקה </text:span><text:span text:style-name="T151">שב</text:span><text:span text:style-name="T127">(ס0).</text:span></text:p>
            </text:list-item>
          </text:list>
        </text:list-item>
      </text:list>
      <text:p text:style-name="P24">מכאן, שהמחלקה שא(ס0) מעדיפה את ס3 על-פני ס0. <text:s/>כיוון ששידוך א יציב, נובע מכך שהסטודנט ס3 מעדיף את <text:span text:style-name="T31">שא</text:span>(ס3) על-פני <text:span text:style-name="T31">שא</text:span>(ס0). <text:s/>מכאן שבמצב ב, ס3 נדחה מ-<text:span text:style-name="T31">שא</text:span>(ס3) לפני שהגיע ל-<text:span text:style-name="T31">שא</text:span>(ס0).<text:span text:style-name="T212"> זו סתירה להנחה ש-ס1 היה הראשון שנדחה. <text:s text:c="2"/>***</text:span></text:p>
      <text:p text:style-name="P23"/>
      <text:p text:style-name="P23">הרבה פעמים אומרים לרווקים ורווקות "אתם צריכים להתפשר, אחרת תפסידו את הזיווג שלכם". גם סטודנט עלולים לחשוב <text:span text:style-name="T205">שהוא צריך להתפשר כדי שלא יפסיד שידוך עם מחלקה. למשל, נניח שאתה פונה למחלקות לפי הסדר האמיתי שלך: פונה למחלקה 1 ונדחה, למחלקה 2 ונדחה וכו', עד שבסוף אתה מתקבל למחלקה 5 (החמישית בדירוג שלך). אתה יכול לחשוב לעצמך "חבל שבזבזתי זמן על מחלקות 1 ו-2, ממילא לא היה לי סיכוי, בזמן שחיכיתי שם מישהו תפס לי את המקום במחלקה 3. אילו הייתי מלכתחילה מתפשר והולך למחלקה 3, הייתי מתקבל". אבל השיקול הזה לא נכון. בגלל שהקבלה היא על-תנאי, אף אחד לא יכול לתפוס לך את המקום. נניח שבזמן שחיכית במחלקות 1 ו-2, הגיע סטודנט אחר למחלקה 3. אם מחלקה 3 מעדיפה אותך עליו, אז כשתגיע אליה, היא תסלק אותו ותיקח אותך. אם מחלקה 3 מעדיפה אותו עליך, אז גם אם תגיע אליה ראשון, כשהוא יגיע אליה היא תסלק אותך ותיקח אותו.</text:span></text:p>
      <text:p text:style-name="P23"/>
      <text:p text:style-name="P19">מצד שני, האלגוריתם לא אמיתי <text:span text:style-name="T2">עבור המחלקות</text:span>. מחלקות יכולות להשיג "שידוך" טוב יותר על-ידי דיווח העדפות שונות מהאמיתיות<text:span text:style-name="T206">; ראו דוגמה במצגת.</text:span></text:p>
      <text:p text:style-name="P20">אם המחלקות מציעות אז המצב הפוך: האלג<text:span text:style-name="T207">ו</text:span>ר<text:span text:style-name="T207">י</text:span>תם הוא אמיתי עבור המחלקות ולא עבור הסטודנטים. <text:s text:c="2"/></text:p>
      <text:p text:style-name="P21">האם קיים מנגנון אחר למציאת שידוך יציב, שהוא אמיתי עבור שני הצדדים? <text:s/>התשובה היא לא!</text:p>
      <text:p text:style-name="P21"><text:span text:style-name="T2">משפט</text:span><text:span text:style-name="T30">.</text:span> לא קיים מנגנון המוצא שידוך יציב, שהוא אמיתי עבור שני הצדדים.</text:p>
      <text:p text:style-name="P21"><text:span text:style-name="T32">הוכחה</text:span><text:span text:style-name="T30">.</text:span> <text:span text:style-name="T209">נניח בשלילה שקיים מנגנון כזה. נתבונן במצב מסויים (ראו במצגת) שבו ישנם בדיוק שני שידוכים יציבים. המנגנון שלנו חייב להחזיר אחד מהם. נוכיח (במצגת) שאם הוא בוחר בשידוך א, אז אחת המחלקות יכולה להתחכם ולשפר את מצבה; ואם הוא בוחר בשידוך ב, אז אחד הסטודנטים יכול להתחכם ולשפר את מצבו. מכאן שהמנגנון לא יכול להיות אמיתי - סתירה להנחה.</text:span></text:p>
      <text:p text:style-name="P22">אז מה עושים? -- במציאות בדרך-כלל מממשים את האלגוריתם שבו הסטודנטים מציעים, כדי להקל על הסטודנטים ולחסוך להם את הצורך לבצע שיקולים אסטרטגיים.</text:p>
      <text:p text:style-name="P26">שידוכים יציבים בישראל</text:p>
      <text:p text:style-name="P18"><text:span text:style-name="T200">מאז כניסתו לשימוש בשנת 1952 בארה"ב, אלגוריתם הקבלה על-תנאי יושם בעוד מקומות רבים בעולם. <text:s text:c="2"/>האלגוריתם נכנס גם לישראל, לשידוך בין מועמדים </text:span><text:bookmark text:name="ctl00_ph_header_text_lblHeaderHeb"/>לתואר שני בפסיכולוגיה<text:span text:style-name="T194"> לבין מחלקות. המערכת פועלת כבר מספר שנים כאן: </text:span><text:span text:style-name="T128">http://www.psychologymatch.org .</text:span><text:span text:style-name="T129"> <text:s/>תהליך הכנסת המערכת לשימוש בישראל היה </text:span><text:span text:style-name="T131">מעניין</text:span><text:span text:style-name="T129"> </text:span><text:span text:style-name="T133">מאד </text:span><text:span text:style-name="T132">והעלה </text:span><text:span text:style-name="T129">אתגרים מחקריים חדשי</text:span><text:span text:style-name="T130">ם</text:span><text:span text:style-name="T134">.</text:span><text:span text:style-name="T130"> </text:span></text:p>
      <text:p text:style-name="P67"/>
      <text:p text:style-name="P58">מקורות</text:p>
      <text:list xml:id="list3437940852" text:style-name="L5">
        <text:list-item>
          <text:p text:style-name="P68">הקורס של טים: <text:s/>http://theory.stanford.edu/~tim/f16/f16.html <text:span text:style-name="T1"><text:s text:c="2"/></text:span>הרצאות 1, 2</text:p>
        </text:list-item>
        <text:list-item>
          <text:p text:style-name="P69">Alvin Roth, "Who gets what and why", 2015.</text:p>
        </text:list-item>
        <text:list-item>
          <text:p text:style-name="P70">http://www.cs.columbia.edu/~evs/intro/stable/writeup.html</text:p>
        </text:list-item>
      </text:list>
      <text:p text:style-name="P59">מאמרים להרחבה ולמטלת רשות</text:p>
      <text:list xml:id="list1120698865" text:style-name="L6">
        <text:list-item>
          <text:p text:style-name="P81"><text:span text:style-name="T136">Hassidim, Romm, Shorrer</text:span><text:span text:style-name="T135"> (2017):</text:span><text:span text:style-name="T136"> "</text:span><text:a xlink:type="simple" xlink:href="http://scholar.harvard.edu/files/ran/files/redesigning_the_israeli_psychology_masters_match.pdf" text:style-name="Internet_20_link" text:visited-style-name="Visited_20_Internet_20_Link"><text:span text:style-name="T195">Redesigning the Israeli Psychology Master’s</text:span></text:a><text:a xlink:type="simple" xlink:href="http://scholar.harvard.edu/files/ran/files/redesigning_the_israeli_psychology_masters_match.pdf" text:style-name="Internet_20_link" text:visited-style-name="Visited_20_Internet_20_Link"><text:span text:style-name="T196"> </text:span></text:a><text:a xlink:type="simple" xlink:href="http://scholar.harvard.edu/files/ran/files/redesigning_the_israeli_psychology_masters_match.pdf" text:style-name="Internet_20_link" text:visited-style-name="Visited_20_Internet_20_Link"><text:span text:style-name="T195">Match</text:span></text:a><text:span text:style-name="T136">", 2017</text:span><text:span text:style-name="T137"> </text:span></text:p>
        </text:list-item>
        <text:list-item>
          <text:p text:style-name="P92"><text:span text:style-name="T136">Hassidim, </text:span><text:span text:style-name="T138">Marciano, </text:span><text:span text:style-name="T136">Romm</text:span><text:span text:style-name="T138"> (2017): "</text:span><text:a xlink:type="simple" xlink:href="https://www.aeaweb.org/articles?id=10.1257/aer.p20171027" text:style-name="Internet_20_link" text:visited-style-name="Visited_20_Internet_20_Link"><text:span text:style-name="T137">The Mechanism Is Truthful, Why Aren't You?‏</text:span></text:a><text:span text:style-name="T138">"</text:span><text:span text:style-name="T139"> http://scholar.harvard.edu/files/ran/files/redesigning_the_israeli_psychology_masters_match.pdf</text:span></text:p>
        </text:list-item>
        <text:list-item>
          <text:p text:style-name="P93"><text:span text:style-name="T139">Roth, Shorrer (2015): "</text:span><text:bookmark text:name="RuIAYWD7Vt0J"/><text:a xlink:type="simple" xlink:href="https://ijhpr.biomedcentral.com/articles/10.1186/s13584-015-0014-y" text:style-name="Internet_20_link" text:visited-style-name="Visited_20_Internet_20_Link"><text:span text:style-name="T139">The redesign of the medical intern assignment mechanism in Israel‏</text:span></text:a><text:span text:style-name="T139">"</text:span></text:p>
        </text:list-item>
        <text:list-item>
          <text:p text:style-name="P93"><text:span text:style-name="T139">Wu, Roth (2018): "</text:span><text:a xlink:type="simple" xlink:href="https://www.sciencedirect.com/science/article/pii/S0899825618300022" text:style-name="Internet_20_link" text:visited-style-name="Visited_20_Internet_20_Link"><text:span text:style-name="T139">The lattice of envy-free matchings‏</text:span></text:a><text:span text:style-name="T139">"</text:span></text:p>
        </text:list-item>
        <text:list-item>
          <text:p text:style-name="P82"><text:span text:style-name="T142">Z Peng, W Shan, P Jia, B Yu, Y Jiang, B Yao (2018): "</text:span><text:a xlink:type="simple" xlink:href="https://link.springer.com/article/10.1007/s11116-018-9960-x" text:style-name="Internet_20_link" text:visited-style-name="Visited_20_Internet_20_Link"><text:span text:style-name="T142">Stable ride-sharing matching for the commuters with payment design‏</text:span></text:a><text:span text:style-name="T142">"</text:span></text:p>
        </text:list-item>
        <text:list-item>
          <text:p text:style-name="P83"><text:span text:style-name="T139">T Wang, F Liu, J Guo, H Xu</text:span><text:span text:style-name="T140"> (2016): "</text:span><text:a xlink:type="simple" xlink:href="https://ieeexplore.ieee.org/abstract/document/7524357/" text:style-name="Internet_20_link" text:visited-style-name="Visited_20_Internet_20_Link"><text:span text:style-name="T139">Dynamic SDN controller assignment in data center networks: </text:span></text:a><text:a xlink:type="simple" xlink:href="https://ieeexplore.ieee.org/abstract/document/7524357/" text:style-name="Internet_20_link" text:visited-style-name="Visited_20_Internet_20_Link"><text:span text:style-name="T142">Stable matching </text:span></text:a><text:a xlink:type="simple" xlink:href="https://ieeexplore.ieee.org/abstract/document/7524357/" text:style-name="Internet_20_link" text:visited-style-name="Visited_20_Internet_20_Link"><text:span text:style-name="T139">with transfers‏</text:span></text:a><text:span text:style-name="T140">"</text:span></text:p>
        </text:list-item>
        <text:list-item>
          <text:p text:style-name="P84"><text:span text:style-name="T143">Y Chen, L Lin, G Cao, Z Chen</text:span><text:span text:style-name="T144"> (2018): "</text:span><text:a xlink:type="simple" xlink:href="https://ieeexplore.ieee.org/abstract/document/8486258/" text:style-name="Internet_20_link" text:visited-style-name="Visited_20_Internet_20_Link"><text:span text:style-name="T143">Stable combinatorial spectrum matching‏</text:span></text:a><text:span text:style-name="T144">"</text:span></text:p>
        </text:list-item>
        <text:list-item>
          <text:p text:style-name="P84"><text:span text:style-name="T144">I Ashlagi, YA Gonczarowski (2018): "</text:span><text:a xlink:type="simple" xlink:href="https://www.sciencedirect.com/science/article/pii/S0022053118303454" text:style-name="Internet_20_link" text:visited-style-name="Visited_20_Internet_20_Link"><text:span text:style-name="T143">Stable matching mechanisms are not obviously strategy-proof‏</text:span></text:a><text:span text:style-name="T144">"</text:span></text:p>
        </text:list-item>
        <text:list-item>
          <text:p text:style-name="P85"><text:span text:style-name="T144">K Iwama, S Miyazaki</text:span><text:span text:style-name="T145"> (2008): "</text:span><text:bookmark text:name="Y2lFVVI233kJ"/><text:a xlink:type="simple" xlink:href="https://www.computer.org/csdl/proceedings/icks/2008/3128/00/3128a131-abs.html" text:style-name="Internet_20_link" text:visited-style-name="Visited_20_Internet_20_Link"><text:span text:style-name="T144">A survey of </text:span></text:a><text:a xlink:type="simple" xlink:href="https://www.computer.org/csdl/proceedings/icks/2008/3128/00/3128a131-abs.html" text:style-name="Internet_20_link" text:visited-style-name="Visited_20_Internet_20_Link"><text:span text:style-name="T141">the stable </text:span></text:a><text:a xlink:type="simple" xlink:href="https://www.computer.org/csdl/proceedings/icks/2008/3128/00/3128a131-abs.html" text:style-name="Internet_20_link" text:visited-style-name="Visited_20_Internet_20_Link"><text:span text:style-name="T144">marriage problem and its variants‏</text:span></text:a><text:span text:style-name="T145">"</text:span></text:p>
        </text:list-item>
        <text:list-item>
          <text:p text:style-name="P94"><text:span text:style-name="T146">P Biró, RW Irving, I Schlotter  (2011): "</text:span><text:a xlink:type="simple" xlink:href="https://dl.acm.org/citation.cfm?id=1970372" text:style-name="Internet_20_link" text:visited-style-name="Visited_20_Internet_20_Link"><text:span text:style-name="T145">Stable matching with couples: an empirical study‏</text:span></text:a><text:span text:style-name="T146">"</text:span></text:p>
        </text:list-item>
        <text:list-item>
          <text:p text:style-name="P94"><text:bookmark text:name="dHbxyvp2kfUJ"/><text:span text:style-name="T147">Kojima, Pathak, Roth (2013): "</text:span><text:a xlink:type="simple" xlink:href="https://academic.oup.com/qje/article-abstract/128/4/1585/1848960" text:style-name="Internet_20_link" text:visited-style-name="Visited_20_Internet_20_Link"><text:span text:style-name="T146">Matching with couples: Stability and incentives in large markets‏</text:span></text:a><text:span text:style-name="T147">"</text:span></text:p>
        </text:list-item>
      </text:list>
      <text:p text:style-name="P95"/>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4.7.2$Linux_X86_64 LibreOffice_project/c838ef25c16710f8838b1faec480ebba495259d0</meta:generator>
    <dc:date>2019-02-11T16:15:09.488054600</dc:date>
    <meta:editing-duration>P9DT22H50M29S</meta:editing-duration>
    <meta:editing-cycles>1381</meta:editing-cycles>
    <meta:document-statistic meta:table-count="0" meta:image-count="0" meta:object-count="0" meta:page-count="1" meta:paragraph-count="107" meta:word-count="2745" meta:character-count="15921" meta:non-whitespace-character-count="13223"/>
  </office:meta>
</office:document-meta>
</file>